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Arabic" svg:font-family="'Noto Sans Arabic'" style:font-family-generic="system" style:font-pitch="variable"/>
    <style:font-face style:name="Palatino" svg:font-family="Palatino" style:font-family-generic="roman" style:font-pitch="variable"/>
    <style:font-face style:name="Palatino1" svg:font-family="Palatino"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list-style-name="">
      <style:paragraph-properties fo:margin-left="1.27cm" fo:text-align="justify" style:justify-single-word="false" fo:text-indent="-1.27cm" style:auto-text-indent="false"/>
    </style:style>
    <style:style style:name="P2" style:family="paragraph" style:parent-style-name="Standard" style:list-style-name="">
      <style:paragraph-properties fo:margin-left="1.27cm" fo:text-align="justify" style:justify-single-word="false" fo:text-indent="-1.27cm" style:auto-text-indent="false"/>
      <style:text-properties style:font-name="Palatino" fo:font-weight="bold" style:font-weight-asian="bold"/>
    </style:style>
    <style:style style:name="P3" style:family="paragraph" style:parent-style-name="Standard" style:list-style-name="">
      <style:paragraph-properties fo:margin-left="0cm" fo:text-align="justify" style:justify-single-word="false" fo:text-indent="0cm" style:auto-text-indent="false"/>
    </style:style>
    <style:style style:name="P4" style:family="paragraph" style:parent-style-name="Standard">
      <style:paragraph-properties fo:text-align="justify" style:justify-single-word="false"/>
      <style:text-properties style:font-name="Palatino"/>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Palatino" fo:font-weight="bold" style:font-weight-asian="bold" style:font-weight-complex="bold"/>
    </style:style>
    <style:style style:name="P7" style:family="paragraph" style:parent-style-name="Standard">
      <style:paragraph-properties fo:margin-left="1.27cm" fo:text-align="justify" style:justify-single-word="false"/>
    </style:style>
    <style:style style:name="P8" style:family="paragraph" style:parent-style-name="No_20_Spacing">
      <style:paragraph-properties fo:text-align="justify" style:justify-single-word="false"/>
    </style:style>
    <style:style style:name="P9" style:family="paragraph" style:parent-style-name="Standard">
      <style:paragraph-properties fo:text-align="justify" style:justify-single-word="false"/>
      <style:text-properties style:font-name="Palatino" fo:font-style="italic" style:font-style-asian="italic" style:font-style-complex="italic"/>
    </style:style>
    <style:style style:name="P10" style:family="paragraph">
      <style:paragraph-properties style:punctuation-wrap="simple"/>
    </style:style>
    <style:style style:name="P11" style:family="paragraph" style:parent-style-name="Standard">
      <style:paragraph-properties fo:margin-left="1.27cm" fo:text-align="justify" style:justify-single-word="false"/>
      <style:text-properties style:font-name="Palatino"/>
    </style:style>
    <style:style style:name="P12" style:family="paragraph" style:parent-style-name="List_20_Paragraph" style:list-style-name="WWNum1">
      <style:paragraph-properties fo:text-align="justify" style:justify-single-word="false"/>
    </style:style>
    <style:style style:name="P13" style:family="paragraph" style:parent-style-name="List_20_Paragraph" style:list-style-name="WWNum2">
      <style:paragraph-properties fo:text-align="justify" style:justify-single-word="false"/>
    </style:style>
    <style:style style:name="P14" style:family="paragraph" style:parent-style-name="List_20_Paragraph" style:list-style-name="WWNum3">
      <style:paragraph-properties fo:text-align="justify" style:justify-single-word="false"/>
    </style:style>
    <style:style style:name="P15" style:family="paragraph" style:parent-style-name="Standard">
      <style:paragraph-properties fo:text-align="justify" style:justify-single-word="false"/>
      <style:text-properties fo:color="#3d3d3d" loext:opacity="100%" style:font-name="Palatino" fo:background-color="#ffffff"/>
    </style:style>
    <style:style style:name="P16" style:family="paragraph" style:parent-style-name="Standard">
      <style:paragraph-properties fo:text-align="justify" style:justify-single-word="false"/>
      <style:text-properties fo:color="#000000" loext:opacity="100%" style:font-name="Palatino" style:font-name-asian="Times New Roman1" style:language-asian="en" style:country-asian="GB" style:font-name-complex="Times New Roman1"/>
    </style:style>
    <style:style style:name="P17" style:family="paragraph" style:parent-style-name="Standard">
      <style:text-properties style:font-name="Palatino"/>
    </style:style>
    <style:style style:name="P18" style:family="paragraph" style:parent-style-name="Standard" style:list-style-name="">
      <style:paragraph-properties fo:margin-left="1.27cm" fo:margin-top="0cm" fo:margin-bottom="0cm" style:contextual-spacing="false" fo:text-align="justify" style:justify-single-word="false" fo:text-indent="-1.27cm" style:auto-text-indent="false" fo:break-before="page"/>
    </style:style>
    <style:style style:name="P19" style:family="paragraph" style:parent-style-name="Standard" style:list-style-name="">
      <style:paragraph-properties fo:margin-left="0cm" fo:text-align="justify" style:justify-single-word="false" fo:text-indent="0cm" style:auto-text-indent="false"/>
      <style:text-properties fo:color="#000000" loext:opacity="100%" style:font-name="Palatino"/>
    </style:style>
    <style:style style:name="P20" style:family="paragraph" style:parent-style-name="Standard" style:list-style-name="WWNum4">
      <style:paragraph-properties fo:text-align="justify" style:justify-single-word="false"/>
    </style:style>
    <style:style style:name="P21" style:family="paragraph" style:parent-style-name="Standard">
      <style:text-properties fo:color="#000000" loext:opacity="100%" style:font-name="Palatino" style:text-underline-style="solid" style:text-underline-width="auto" style:text-underline-color="font-color"/>
    </style:style>
    <style:style style:name="P22" style:family="paragraph" style:parent-style-name="Standard" style:list-style-name="">
      <style:paragraph-properties fo:margin-left="0cm" fo:margin-top="0cm" fo:margin-bottom="0cm" style:contextual-spacing="false" fo:text-align="justify" style:justify-single-word="false" fo:text-indent="0cm" style:auto-text-indent="false" fo:break-before="page"/>
    </style:style>
    <style:style style:name="P23" style:family="paragraph" style:parent-style-name="Standard">
      <style:paragraph-properties fo:text-align="justify" style:justify-single-word="false"/>
      <style:text-properties fo:color="#000000" loext:opacity="100%" style:font-name="Palatino" style:text-underline-style="solid" style:text-underline-width="auto" style:text-underline-color="font-color"/>
    </style:style>
    <style:style style:name="P24" style:family="paragraph" style:parent-style-name="Standard" style:list-style-name="">
      <style:paragraph-properties fo:margin-left="0cm" fo:text-align="justify" style:justify-single-word="false" fo:text-indent="0cm" style:auto-text-indent="false"/>
      <style:text-properties style:font-name="Palatino"/>
    </style:style>
    <style:style style:name="P25" style:family="paragraph" style:parent-style-name="Frame_20_Contents" style:list-style-name="">
      <style:paragraph-properties fo:margin-left="0cm" fo:text-align="justify" style:justify-single-word="false" fo:text-indent="0cm" style:auto-text-indent="false"/>
    </style:style>
    <style:style style:name="P26" style:family="paragraph" style:parent-style-name="Frame_20_Contents" style:list-style-name="">
      <style:paragraph-properties fo:margin-left="0cm" fo:text-align="justify" style:justify-single-word="false" fo:text-indent="0cm" style:auto-text-indent="false"/>
      <style:text-properties fo:color="#000000" loext:opacity="100%"/>
    </style:style>
    <style:style style:name="P27" style:family="paragraph" style:parent-style-name="List_20_Paragraph" style:list-style-name="WWNum5">
      <style:paragraph-properties fo:text-align="justify" style:justify-single-word="false"/>
    </style:style>
    <style:style style:name="P28" style:family="paragraph" style:parent-style-name="Frame_20_Contents" style:list-style-name="">
      <style:paragraph-properties fo:margin-left="0cm" fo:text-align="justify" style:justify-single-word="false" fo:text-indent="0cm" style:auto-text-indent="false"/>
      <style:text-properties fo:color="#000000" loext:opacity="100%" style:font-name="Palatino" style:text-underline-style="solid" style:text-underline-width="auto" style:text-underline-color="font-color" style:font-style-complex="italic"/>
    </style:style>
    <style:style style:name="P29" style:family="paragraph" style:parent-style-name="Frame_20_Contents" style:list-style-name="">
      <style:paragraph-properties fo:margin-left="0cm" fo:text-align="justify" style:justify-single-word="false" fo:text-indent="0cm" style:auto-text-indent="false"/>
      <style:text-properties fo:color="#000000" loext:opacity="100%" style:font-name="Palatino" style:font-style-complex="italic"/>
    </style:style>
    <style:style style:name="P30" style:family="paragraph" style:parent-style-name="List_20_Paragraph" style:list-style-name="WWNum8">
      <style:paragraph-properties fo:text-align="justify" style:justify-single-word="false"/>
    </style:style>
    <style:style style:name="P31" style:family="paragraph" style:parent-style-name="Frame_20_Contents">
      <style:text-properties fo:color="#000000" loext:opacity="100%"/>
    </style:style>
    <style:style style:name="P32" style:family="paragraph" style:parent-style-name="Frame_20_Contents">
      <style:paragraph-properties fo:text-align="justify" style:justify-single-word="false"/>
      <style:text-properties fo:color="#000000" loext:opacity="100%" style:font-name="Palatino"/>
    </style:style>
    <style:style style:name="P33" style:family="paragraph" style:parent-style-name="Frame_20_Contents">
      <style:paragraph-properties fo:text-align="justify" style:justify-single-word="false"/>
    </style:style>
    <style:style style:name="P34" style:family="paragraph">
      <loext:graphic-properties draw:fill="solid" draw:fill-color="#ffffff"/>
      <style:paragraph-properties fo:text-align="start"/>
      <style:text-properties fo:color="#000000" loext:opacity="100%" fo:font-size="18pt"/>
    </style:style>
    <style:style style:name="P35" style:family="paragraph" style:parent-style-name="Standard">
      <style:text-properties fo:color="#000000" loext:opacity="100%" style:font-name="Palatino"/>
    </style:style>
    <style:style style:name="P36" style:family="paragraph" style:parent-style-name="List_20_Paragraph" style:list-style-name="WWNum9">
      <style:paragraph-properties fo:text-align="justify" style:justify-single-word="false"/>
    </style:style>
    <style:style style:name="P37" style:family="paragraph" style:parent-style-name="Standard" style:list-style-name="">
      <style:paragraph-properties fo:margin-left="0cm" fo:text-align="justify" style:justify-single-word="false" fo:text-indent="0cm" style:auto-text-indent="false"/>
      <style:text-properties style:font-name="Palatino" style:text-underline-style="solid" style:text-underline-width="auto" style:text-underline-color="font-color"/>
    </style:style>
    <style:style style:name="P38" style:family="paragraph" style:parent-style-name="Standard" style:list-style-name="">
      <style:paragraph-properties fo:margin-left="0cm" fo:text-align="justify" style:justify-single-word="false" fo:text-indent="0cm" style:auto-text-indent="false"/>
      <style:text-properties fo:color="#000000" loext:opacity="100%" style:font-name="Palatino" fo:font-style="italic" style:font-style-asian="italic"/>
    </style:style>
    <style:style style:name="P39" style:family="paragraph" style:parent-style-name="Standard" style:list-style-name="">
      <style:paragraph-properties fo:margin-left="0cm" fo:text-align="justify" style:justify-single-word="false" fo:text-indent="0cm" style:auto-text-indent="false"/>
      <style:text-properties fo:color="#000000" loext:opacity="100%" style:font-name="Palatino" style:font-style-complex="italic"/>
    </style:style>
    <style:style style:name="P40" style:family="paragraph" style:parent-style-name="Footnote">
      <style:paragraph-properties fo:text-align="justify" style:justify-single-word="false"/>
    </style:style>
    <style:style style:name="P41" style:family="paragraph" style:parent-style-name="Standard" style:list-style-name="">
      <style:paragraph-properties fo:margin-left="0.635cm" fo:text-align="justify" style:justify-single-word="false" fo:text-indent="0cm" style:auto-text-indent="false"/>
    </style:style>
    <style:style style:name="P42" style:family="paragraph" style:parent-style-name="Standard">
      <style:paragraph-properties fo:margin-top="0.212cm" fo:margin-bottom="0cm" style:contextual-spacing="false" fo:text-align="justify" style:justify-single-word="false"/>
    </style:style>
    <style:style style:name="P43" style:family="paragraph" style:parent-style-name="Standard">
      <style:paragraph-properties fo:margin-top="0.212cm" fo:margin-bottom="0cm" style:contextual-spacing="false" fo:text-align="justify" style:justify-single-word="false"/>
      <style:text-properties style:font-name="Palatino"/>
    </style:style>
    <style:style style:name="P44" style:family="paragraph" style:parent-style-name="Standard">
      <style:paragraph-properties fo:margin-top="0cm" fo:margin-bottom="0cm" style:contextual-spacing="false" fo:break-before="page"/>
    </style:style>
    <style:style style:name="P45" style:family="paragraph" style:parent-style-name="Standard" style:list-style-name="">
      <style:paragraph-properties fo:margin-left="0cm" fo:text-align="center" style:justify-single-word="false" fo:text-indent="0cm" style:auto-text-indent="false"/>
    </style:style>
    <style:style style:name="P46" style:family="paragraph" style:parent-style-name="Standard" style:list-style-name="">
      <style:paragraph-properties fo:margin-left="1.27cm" fo:text-align="justify" style:justify-single-word="false" fo:text-indent="0cm" style:auto-text-indent="false"/>
    </style:style>
    <style:style style:name="P47" style:family="paragraph" style:parent-style-name="Standard">
      <style:paragraph-properties fo:text-align="justify" style:justify-single-word="false"/>
      <style:text-properties fo:color="#212121" loext:opacity="100%" style:font-name="Palatino" fo:background-color="#ffffff"/>
    </style:style>
    <style:style style:name="P48" style:family="paragraph" style:parent-style-name="Standard">
      <style:paragraph-properties fo:text-align="justify" style:justify-single-word="false"/>
      <style:text-properties fo:color="#212121" loext:opacity="100%" style:font-name="Palatino"/>
    </style:style>
    <style:style style:name="P49" style:family="paragraph" style:parent-style-name="Standard">
      <style:text-properties fo:color="#000000" loext:opacity="100%" style:font-name="Palatino" fo:background-color="#ffff00"/>
    </style:style>
    <style:style style:name="P50" style:family="paragraph" style:parent-style-name="Standard">
      <style:paragraph-properties fo:text-align="justify" style:justify-single-word="false"/>
      <style:text-properties style:font-name="Palatino" fo:language="en" fo:country="US" style:font-name-asian="Times New Roman1" style:font-name-complex="Times New Roman1"/>
    </style:style>
    <style:style style:name="P51" style:family="paragraph" style:parent-style-name="Standard">
      <style:paragraph-properties fo:text-align="justify" style:justify-single-word="false"/>
      <style:text-properties style:font-name="Palatino" fo:language="en" fo:country="US" style:text-underline-style="solid" style:text-underline-width="auto" style:text-underline-color="font-color" style:font-name-asian="Times New Roman1" style:font-name-complex="Times New Roman1"/>
    </style:style>
    <style:style style:name="P52" style:family="paragraph" style:parent-style-name="Standard">
      <style:paragraph-properties fo:text-align="justify" style:justify-single-word="false"/>
      <style:text-properties style:font-name="Palatino" style:text-underline-style="solid" style:text-underline-width="auto" style:text-underline-color="font-color" style:font-name-complex="Times New Roman1"/>
    </style:style>
    <style:style style:name="P53" style:family="paragraph" style:parent-style-name="Standard">
      <style:paragraph-properties fo:text-align="justify" style:justify-single-word="false"/>
      <style:text-properties style:font-name="Palatino" style:font-name-complex="Times New Roman1"/>
    </style:style>
    <style:style style:name="P54" style:family="paragraph" style:parent-style-name="Standard">
      <style:paragraph-properties fo:margin-top="0cm" fo:margin-bottom="0cm" style:contextual-spacing="false" fo:text-align="center" style:justify-single-word="false" fo:break-before="page"/>
    </style:style>
    <style:style style:name="P55" style:family="paragraph" style:parent-style-name="Standard" style:list-style-name="">
      <style:paragraph-properties fo:margin-left="0cm" fo:text-align="justify" style:justify-single-word="false" fo:text-indent="0cm" style:auto-text-indent="false"/>
      <style:text-properties style:font-name="Palatino" style:font-weight-complex="bold"/>
    </style:style>
    <style:style style:name="P56" style:family="paragraph" style:parent-style-name="List_20_Paragraph" style:list-style-name="WWNum6">
      <style:paragraph-properties fo:text-align="justify" style:justify-single-word="false"/>
    </style:style>
    <style:style style:name="P57" style:family="paragraph" style:parent-style-name="Standard">
      <style:paragraph-properties fo:text-align="justify" style:justify-single-word="false"/>
      <style:text-properties officeooo:paragraph-rsid="0005658b"/>
    </style:style>
    <style:style style:name="P58" style:family="paragraph" style:parent-style-name="List_20_Paragraph" style:list-style-name="WWNum7">
      <style:paragraph-properties fo:text-align="justify" style:justify-single-word="false"/>
    </style:style>
    <style:style style:name="P59" style:family="paragraph" style:parent-style-name="Standard">
      <style:paragraph-properties fo:text-align="justify" style:justify-single-word="false"/>
      <style:text-properties fo:color="#ff0000" loext:opacity="100%"/>
    </style:style>
    <style:style style:name="P60" style:family="paragraph" style:parent-style-name="Standard">
      <style:paragraph-properties fo:text-align="justify" style:justify-single-word="false"/>
      <style:text-properties fo:color="#ff0000" loext:opacity="100%" officeooo:rsid="00058996"/>
    </style:style>
    <style:style style:name="P61" style:family="paragraph" style:parent-style-name="Standard">
      <style:paragraph-properties fo:text-align="justify" style:justify-single-word="false"/>
      <style:text-properties fo:color="#ff0000" loext:opacity="100%" officeooo:rsid="00058996" officeooo:paragraph-rsid="00058996"/>
    </style:style>
    <style:style style:name="P62" style:family="paragraph" style:parent-style-name="Standard">
      <style:paragraph-properties fo:text-align="justify" style:justify-single-word="false"/>
      <style:text-properties fo:color="#000000" loext:opacity="100%" style:font-name="Palatino" fo:background-color="#ffff00"/>
    </style:style>
    <style:style style:name="T1" style:family="text">
      <style:text-properties style:font-name="Palatino" fo:font-weight="bold" style:font-weight-asian="bold"/>
    </style:style>
    <style:style style:name="T2" style:family="text">
      <style:text-properties style:font-name="Palatino"/>
    </style:style>
    <style:style style:name="T3" style:family="text">
      <style:text-properties style:font-name="Palatino" fo:font-style="italic" style:font-style-asian="italic"/>
    </style:style>
    <style:style style:name="T4" style:family="text">
      <style:text-properties style:font-name="Palatino" style:text-underline-style="solid" style:text-underline-width="auto" style:text-underline-color="font-color" fo:font-weight="bold" style:font-weight-asian="bold" style:font-weight-complex="bold"/>
    </style:style>
    <style:style style:name="T5" style:family="text">
      <style:text-properties style:font-name="Palatino" fo:font-style="italic" style:text-underline-style="solid" style:text-underline-width="auto" style:text-underline-color="font-color" fo:font-weight="bold" style:font-style-asian="italic" style:font-weight-asian="bold" style:font-weight-complex="bold"/>
    </style:style>
    <style:style style:name="T6" style:family="text">
      <style:text-properties style:font-name="Palatino" fo:font-weight="bold" style:font-weight-asian="bold" style:font-weight-complex="bold"/>
    </style:style>
    <style:style style:name="T7" style:family="text">
      <style:text-properties style:font-name="Palatino" fo:background-color="#ffff00" loext:char-shading-value="0"/>
    </style:style>
    <style:style style:name="T8" style:family="text">
      <style:text-properties style:font-name="Palatino" fo:font-style="italic" style:font-style-asian="italic" style:font-style-complex="italic"/>
    </style:style>
    <style:style style:name="T9" style:family="text">
      <style:text-properties style:font-name="Palatino" fo:font-size="10pt" style:font-size-asian="10pt" style:font-name-complex="Times New Roman1" style:font-size-complex="10pt"/>
    </style:style>
    <style:style style:name="T10" style:family="text">
      <style:text-properties style:font-name="Palatino" fo:font-size="10pt" fo:font-style="italic" style:font-size-asian="10pt" style:font-style-asian="italic" style:font-name-complex="Times New Roman1" style:font-size-complex="10pt" style:font-style-complex="italic"/>
    </style:style>
    <style:style style:name="T11" style:family="text">
      <style:text-properties style:font-name="Palatino" style:text-underline-style="solid" style:text-underline-width="auto" style:text-underline-color="font-color"/>
    </style:style>
    <style:style style:name="T12" style:family="text">
      <style:text-properties style:font-name="Palatino" fo:font-style="italic" fo:font-weight="bold" style:font-style-asian="italic" style:font-weight-asian="bold" style:font-weight-complex="bold"/>
    </style:style>
    <style:style style:name="T13" style:family="text">
      <style:text-properties fo:font-family="'Liberation Serif'" style:font-family-generic="roman" style:font-pitch="variable" fo:language="en" fo:country="US" style:font-family-asian="'DejaVu Sans'" style:font-family-generic-asian="system" style:font-pitch-asian="variable" style:language-asian="en" style:country-asian="US" style:font-family-complex="'CaskaydiaCove NFP'" style:font-family-generic-complex="system" style:font-pitch-complex="variable" style:language-complex="en" style:country-complex="US"/>
    </style:style>
    <style:style style:name="T14" style:family="text">
      <style:text-properties fo:color="#000000" loext:opacity="100%" style:font-name="Palatino"/>
    </style:style>
    <style:style style:name="T15" style:family="text">
      <style:text-properties fo:color="#000000" loext:opacity="100%" style:font-name="Palatino">
        <loext:char-complex-color loext:theme-type="dark1" loext:color-type="theme"/>
      </style:text-properties>
    </style:style>
    <style:style style:name="T16" style:family="text">
      <style:text-properties fo:color="#000000" loext:opacity="100%" style:font-name="Palatino" fo:font-style="italic" style:font-style-asian="italic" style:font-style-complex="italic">
        <loext:char-complex-color loext:theme-type="dark1" loext:color-type="theme"/>
      </style:text-properties>
    </style:style>
    <style:style style:name="T17" style:family="text">
      <style:text-properties fo:color="#3d3d3d" loext:opacity="100%" style:font-name="Palatino" fo:background-color="#ffffff" loext:char-shading-value="0"/>
    </style:style>
    <style:style style:name="T18" style:family="text">
      <style:text-properties fo:color="#3d3d3d" loext:opacity="100%" style:font-name="Palatino" fo:background-color="#ffff00" loext:char-shading-value="0"/>
    </style:style>
    <style:style style:name="T19" style:family="text">
      <style:text-properties fo:color="#000000" loext:opacity="100%" style:font-name="Palatino" style:font-name-asian="Times New Roman1" style:language-asian="en" style:country-asian="GB" style:font-name-complex="Times New Roman1"/>
    </style:style>
    <style:style style:name="T20" style:family="text">
      <style:text-properties fo:color="#000000" loext:opacity="100%" style:font-name="Palatino" fo:background-color="#ffff00" loext:char-shading-value="0" style:font-name-asian="Times New Roman1" style:language-asian="en" style:country-asian="GB" style:font-name-complex="Times New Roman1"/>
    </style:style>
    <style:style style:name="T21" style:family="text">
      <style:text-properties fo:color="#000000" loext:opacity="100%" style:font-name="Palatino" style:text-underline-style="solid" style:text-underline-width="auto" style:text-underline-color="font-color" fo:background-color="#ffff00" loext:char-shading-value="0" style:font-name-asian="Times New Roman1" style:language-asian="en" style:country-asian="GB" style:font-name-complex="Times New Roman1"/>
    </style:style>
    <style:style style:name="T22" style:family="text">
      <style:text-properties fo:color="#c9211e" loext:opacity="100%" style:font-name="Palatino"/>
    </style:style>
    <style:style style:name="T23" style:family="text">
      <style:text-properties fo:color="#000000" loext:opacity="100%" style:font-name="Palatino" fo:font-weight="bold" style:font-weight-asian="bold" style:font-weight-complex="bold"/>
    </style:style>
    <style:style style:name="T24" style:family="text">
      <style:text-properties fo:color="#000000" loext:opacity="100%" style:font-name="Palatino" fo:font-style="italic" style:font-style-asian="italic" style:font-style-complex="italic"/>
    </style:style>
    <style:style style:name="T25" style:family="text">
      <style:text-properties fo:color="#000000" loext:opacity="100%" style:font-name="Palatino" style:text-underline-style="solid" style:text-underline-width="auto" style:text-underline-color="font-color"/>
    </style:style>
    <style:style style:name="T26" style:family="text">
      <style:text-properties fo:color="#000000" loext:opacity="100%" style:font-name="Palatino" fo:font-style="italic" style:text-underline-style="solid" style:text-underline-width="auto" style:text-underline-color="font-color" style:font-style-asian="italic"/>
    </style:style>
    <style:style style:name="T27" style:family="text">
      <style:text-properties fo:color="#000000" loext:opacity="100%"/>
    </style:style>
    <style:style style:name="T28" style:family="text">
      <style:text-properties fo:color="#000000" loext:opacity="100%" style:font-name="Palatino" style:text-underline-style="solid" style:text-underline-width="auto" style:text-underline-color="font-color" style:font-style-complex="italic"/>
    </style:style>
    <style:style style:name="T29" style:family="text">
      <style:text-properties fo:color="#000000" loext:opacity="100%" style:font-name="Palatino" style:font-style-complex="italic"/>
    </style:style>
    <style:style style:name="T30" style:family="text">
      <style:text-properties fo:color="#000000" loext:opacity="100%" style:font-name="Palatino" fo:font-style="italic" style:font-style-asian="italic"/>
    </style:style>
    <style:style style:name="T31" style:family="text">
      <style:text-properties style:font-name="Palatino" fo:font-style="italic" style:text-underline-style="solid" style:text-underline-width="auto" style:text-underline-color="font-color" style:font-style-asian="italic" style:font-style-complex="italic"/>
    </style:style>
    <style:style style:name="T32" style:family="text">
      <style:text-properties style:font-name="Palatino" style:font-style-complex="italic"/>
    </style:style>
    <style:style style:name="T33" style:family="text">
      <style:text-properties fo:font-style="italic" style:font-style-asian="italic" style:font-style-complex="italic"/>
    </style:style>
    <style:style style:name="T34" style:family="text">
      <style:text-properties style:font-name="Palatino" fo:font-style="italic" fo:background-color="#ffff00" loext:char-shading-value="0" style:font-style-asian="italic" style:font-style-complex="italic"/>
    </style:style>
    <style:style style:name="T35" style:family="text">
      <style:text-properties fo:color="#000000" loext:opacity="100%" style:font-name="Palatino" fo:font-weight="bold" style:font-weight-asian="bold" style:font-style-complex="italic" style:font-weight-complex="bold"/>
    </style:style>
    <style:style style:name="T36" style:family="text">
      <style:text-properties style:font-name="Palatino" fo:font-size="10pt" style:font-size-asian="10pt" style:font-size-complex="10pt" style:font-style-complex="italic"/>
    </style:style>
    <style:style style:name="T37" style:family="text">
      <style:text-properties style:font-name="Palatino" fo:font-size="10pt" style:font-size-asian="10pt" style:font-size-complex="10pt"/>
    </style:style>
    <style:style style:name="T38" style:family="text">
      <style:text-properties fo:color="#000000" loext:opacity="100%" style:font-name="Palatino" fo:font-size="10pt" style:font-size-asian="10pt" style:font-size-complex="10pt" style:font-style-complex="italic"/>
    </style:style>
    <style:style style:name="T39" style:family="text">
      <style:text-properties style:font-name="Palatino" fo:font-size="10pt" fo:font-style="italic" style:font-size-asian="10pt" style:font-style-asian="italic" style:font-size-complex="10pt" style:font-style-complex="italic"/>
    </style:style>
    <style:style style:name="T40" style:family="text">
      <style:text-properties style:font-name="Palatino" fo:font-size="10pt" fo:font-style="italic" style:font-size-asian="10pt" style:font-style-asian="italic" style:font-size-complex="10pt"/>
    </style:style>
    <style:style style:name="T41" style:family="text">
      <style:text-properties style:font-name="Palatino" fo:font-size="10pt" fo:background-color="#ffff00" loext:char-shading-value="0" style:font-size-asian="10pt" style:font-size-complex="10pt" style:font-style-complex="italic"/>
    </style:style>
    <style:style style:name="T42" style:family="text">
      <style:text-properties style:font-name="Palatino" fo:font-size="10pt" fo:font-style="italic" fo:background-color="#ffff00" loext:char-shading-value="0" style:font-size-asian="10pt" style:font-style-asian="italic" style:font-size-complex="10pt" style:font-style-complex="italic"/>
    </style:style>
    <style:style style:name="T43" style:family="text">
      <style:text-properties style:font-name="Palatino" fo:background-color="#ffff00" loext:char-shading-value="0" style:font-name-asian="Aptos1" style:language-asian="en" style:country-asian="US" style:font-style-complex="italic"/>
    </style:style>
    <style:style style:name="T44" style:family="text">
      <style:text-properties style:font-name="Palatino" style:font-name-asian="Aptos1" style:language-asian="en" style:country-asian="US" style:font-style-complex="italic"/>
    </style:style>
    <style:style style:name="T45" style:family="text">
      <style:text-properties style:font-name="Palatino" fo:font-style="italic" style:font-name-asian="Aptos1" style:language-asian="en" style:country-asian="US" style:font-style-asian="italic" style:font-style-complex="italic"/>
    </style:style>
    <style:style style:name="T46" style:family="text">
      <style:text-properties fo:color="#000000" loext:opacity="100%" fo:font-family="Times" style:font-family-generic="roman" style:font-pitch="variable"/>
    </style:style>
    <style:style style:name="T47" style:family="text">
      <style:text-properties fo:color="#000000" loext:opacity="100%" fo:font-family="Times" style:font-family-generic="roman" style:font-pitch="variable" fo:font-style="italic" style:font-style-asian="italic" style:font-style-complex="italic"/>
    </style:style>
    <style:style style:name="T48" style:family="text">
      <style:text-properties fo:color="#000000" loext:opacity="100%" fo:font-family="Times" style:font-family-generic="roman" style:font-pitch="variable" fo:background-color="#ffff00" loext:char-shading-value="0"/>
    </style:style>
    <style:style style:name="T49" style:family="text">
      <style:text-properties fo:color="#212121" loext:opacity="100%" style:font-name="Palatino" fo:background-color="#ffffff" loext:char-shading-value="0"/>
    </style:style>
    <style:style style:name="T50" style:family="text">
      <style:text-properties fo:color="#0072a8" loext:opacity="100%" style:font-name="Palatino" fo:font-style="italic" style:text-underline-style="solid" style:text-underline-width="auto" style:text-underline-color="font-color" fo:background-color="#ffffff" loext:char-shading-value="0" style:font-style-asian="italic" style:font-style-complex="italic"/>
    </style:style>
    <style:style style:name="T51" style:family="text">
      <style:text-properties fo:color="#212121" loext:opacity="100%" style:font-name="Palatino" fo:background-color="#ffff00" loext:char-shading-value="0"/>
    </style:style>
    <style:style style:name="T52" style:family="text">
      <style:text-properties fo:color="#212121" loext:opacity="100%" style:font-name="Palatino"/>
    </style:style>
    <style:style style:name="T53" style:family="text">
      <style:text-properties fo:color="#0072a8" loext:opacity="100%" style:font-name="Palatino" fo:font-style="italic" style:text-underline-style="solid" style:text-underline-width="auto" style:text-underline-color="font-color" style:font-style-asian="italic" style:font-style-complex="italic"/>
    </style:style>
    <style:style style:name="T54" style:family="text">
      <style:text-properties fo:color="#000000" loext:opacity="100%" style:font-name="Palatino" fo:background-color="#ffff00" loext:char-shading-value="0"/>
    </style:style>
    <style:style style:name="T55" style:family="text">
      <style:text-properties style:font-name="Palatino" fo:language="en" fo:country="US" fo:font-weight="bold" style:font-name-asian="Times New Roman1" style:font-weight-asian="bold" style:font-name-complex="Times New Roman1"/>
    </style:style>
    <style:style style:name="T56" style:family="text">
      <style:text-properties style:font-name="Palatino" fo:language="en" fo:country="US" style:font-name-asian="Times New Roman1" style:font-name-complex="Times New Roman1"/>
    </style:style>
    <style:style style:name="T57" style:family="text">
      <style:text-properties style:font-name="Palatino" fo:language="en" fo:country="US" style:text-underline-style="solid" style:text-underline-width="auto" style:text-underline-color="font-color" style:font-name-asian="Times New Roman1" style:font-name-complex="Times New Roman1"/>
    </style:style>
    <style:style style:name="T58" style:family="text">
      <style:text-properties style:font-name="Palatino" style:font-name-complex="Times New Roman1"/>
    </style:style>
    <style:style style:name="T59" style:family="text">
      <style:text-properties style:font-name="Palatino" style:text-underline-style="solid" style:text-underline-width="auto" style:text-underline-color="font-color" style:font-name-complex="Times New Roman1"/>
    </style:style>
    <style:style style:name="T60" style:family="text">
      <style:text-properties style:font-name="Palatino" fo:font-style="italic" style:font-style-asian="italic" style:font-name-complex="Times New Roman1" style:font-style-complex="italic"/>
    </style:style>
    <style:style style:name="T61" style:family="text">
      <style:text-properties fo:color="#ff0000" loext:opacity="100%" style:font-name="Palatino" fo:font-style="italic" style:font-style-asian="italic" style:font-name-complex="Times New Roman1" style:font-style-complex="italic"/>
    </style:style>
    <style:style style:name="T62" style:family="text">
      <style:text-properties fo:color="#ff0000" loext:opacity="100%" style:font-name="Palatino" fo:font-style="normal" style:font-style-asian="normal" style:font-name-complex="Times New Roman1" style:font-style-complex="normal"/>
    </style:style>
    <style:style style:name="T63" style:family="text">
      <style:text-properties fo:color="#ff0000" loext:opacity="100%" style:font-name="Palatino" style:font-name-complex="Times New Roman1"/>
    </style:style>
    <style:style style:name="T64" style:family="text">
      <style:text-properties style:font-name="Palatino" fo:font-style="italic" style:font-style-asian="italic" style:font-name-complex="Times New Roman1"/>
    </style:style>
    <style:style style:name="T65" style:family="text">
      <style:text-properties fo:color="#ff0000" loext:opacity="100%"/>
    </style:style>
    <style:style style:name="T66" style:family="text">
      <style:text-properties style:font-name="Palatino" style:font-weight-complex="bold"/>
    </style:style>
    <style:style style:name="T67" style:family="text">
      <style:text-properties fo:color="#ff0000" loext:opacity="100%" style:font-name="Palatino"/>
    </style:style>
    <style:style style:name="T68" style:family="text">
      <style:text-properties fo:color="#ff0000" loext:opacity="100%" style:font-name="Palatino" fo:background-color="transparent" loext:char-shading-value="0"/>
    </style:style>
    <style:style style:name="T69" style:family="text">
      <style:text-properties fo:font-family="'Liberation Serif'" style:font-family-generic="roman" style:font-pitch="variable" fo:language="en" fo:country="US" style:font-family-asian="'DejaVu Sans'" style:font-family-generic-asian="system" style:font-pitch-asian="variable" style:language-asian="en" style:country-asian="US" style:language-complex="en" style:country-complex="US"/>
    </style:style>
    <style:style style:name="T70" style:family="text">
      <style:text-properties fo:color="#ff0000" loext:opacity="100%" style:font-name="Palatino" fo:font-weight="bold" style:font-weight-asian="bold" style:font-weight-complex="bold"/>
    </style:style>
    <style:style style:name="gr1" style:family="graphic" style:parent-style-name="Frame">
      <style:graphic-properties draw:stroke="solid" svg:stroke-width="0.018cm" svg:stroke-color="#000000" draw:stroke-linejoin="round" draw:fill="solid" draw:fill-color="#ffffff" draw:textarea-vertical-align="top" draw:auto-grow-height="false" fo:min-height="22.184cm" fo:min-width="15.722cm" fo:padding-top="0.127cm" fo:padding-bottom="0.127cm" fo:padding-left="0.254cm" fo:padding-right="0.254cm" fo:wrap-option="wrap" loext:decorative="false" fo:margin-left="0.009cm" fo:margin-right="0.009cm" fo:margin-top="0.009cm" fo:margin-bottom="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Tutorial 5. Trustee Personal Liability for Unauthorised Transfers of Trust Property</text:span><text:span text:style-name="T1"/></text:h>
      <text:h text:style-name="P2" text:outline-level="1" loext:marker-style-name="T1"/>
      <text:h text:style-name="P3" text:outline-level="1" loext:marker-style-name="T1"><text:span text:style-name="T1">Preparation: </text:span><text:span text:style-name="T2">For this tutorial you should carefully read and think about </text:span><text:span text:style-name="T3">Target Holdings Ltd v Redferns</text:span><text:span text:style-name="T2"> [1996] AC 421 and </text:span><text:span text:style-name="T3">AIB Group (UK) plc v Mark Redler &amp; Co</text:span><text:span text:style-name="T2"> [2015] AC 1503. In the tutorial you will undertake a close textual study of the judgments in each case and so your focus should be on reading and thinking about all of these. But it will also help you understand what the cases are about if you additionally read and reflect on the materials for Lecture 9.</text:span></text:h>
      <text:p text:style-name="P4" loext:marker-style-name="T2"/>
      <text:p text:style-name="P5" loext:marker-style-name="T4"><text:span text:style-name="T5">Target Holdings Ltd v Redferns</text:span><text:span text:style-name="T4"> </text:span></text:p>
      <text:p text:style-name="P4" loext:marker-style-name="T2"/>
      <text:p text:style-name="P5" loext:marker-style-name="T2"><text:span text:style-name="T3">Note.</text:span><text:span text:style-name="T2"> These were proceedings for summary judgment: the claimant said that the defendant had no arguable defence on the facts which had been pleaded, but no finding was made as to whether or not these pleaded facts had occurred. There were two claims: a claim for damages for professional negligence, and in the alternative, a claim for an order that the defendant should reconstitute the trust fund out of which it had made an unauthorised payment. The trial judge gave unconditional leave to defend the claim in negligence, i.e. he held that on the pleaded facts the defendant had an arguable defence to this claim, but he gave only conditional leave to defend the second claim, ordering that leave to defend was contingent on the defendant making an interim payment into court of £1 million. That was because the judge considered that on the pleaded facts the second claim was ‘very nearly strong enough’ to justify awarding summary judgment in the claimant’s favour.</text:span></text:p>
      <text:p text:style-name="P4" loext:marker-style-name="T2"/>
      <text:p text:style-name="P5" loext:marker-style-name="T2"><text:span text:style-name="T2">The defendant appealed from the latter order, arguing that its leave to defend the second claim should be unconditional, and that the judge had been wrong to find that the claimant had very nearly made out its case for summary judgment. The defendant argued that on the facts its liability would have been zero, because the charging documents in exchange for which the defendant had been authorised to release the money had in fact been obtained. The Court of Appeal rejected this argument and the defendant appealed again to the House of Lords.</text:span><text:span text:style-name="T2"/></text:p>
      <text:p text:style-name="P4" loext:marker-style-name="T2"/>
      <text:p text:style-name="P5" loext:marker-style-name="T6"><text:span text:style-name="T6">1) What order did the House of Lords make?</text:span><text:span text:style-name="T6"/></text:p>
      <text:p text:style-name="P6" loext:marker-style-name="T6"/>
      <text:p text:style-name="P5" loext:marker-style-name="T2"><text:span text:style-name="T2">The HL rejected the application for summary judgment, holding that the trustee was liable only if it could be proved that, but for the breach, the claimant would not have suffered the loss. The case was returned to the High Court on the causation point.</text:span><text:span text:style-name="T2"/></text:p>
      <text:p text:style-name="P4" loext:marker-style-name="T2"/>
      <text:p text:style-name="P7" loext:marker-style-name="T2"><text:span text:style-name="T2">So need to note that this is a case in which there isn’t actually a finding of fact, it’s merely a finding on a preliminary point of law; the facts of the case have not been established and we do not know whether there is a causal link between the payment of the money and the ultimate loss. The beneficiary made an application for summary judgment on the law (i.e. asked the court to determine the dispute purely on the law and without a trial of the facts), so the issue was what the legal test was that should be applied to determine the extent of the solicitor’s liability. The HL determined the test of for the solicitor’s liability and then remitted the case to the High Court to determine whether the solicitors are liable once the facts have been determined. </text:span><text:span text:style-name="T2"/></text:p>
      <text:p text:style-name="P6" loext:marker-style-name="T6"><text:soft-page-break/></text:p>
      <text:p text:style-name="P6" loext:marker-style-name="T6"/>
      <text:p text:style-name="P6" loext:marker-style-name="T6"/>
      <text:p text:style-name="P6" loext:marker-style-name="T6"/>
      <text:p text:style-name="P6" loext:marker-style-name="T6"/>
      <text:p text:style-name="P5" loext:marker-style-name="T6"><text:span text:style-name="T6">2) Did Lord Browne-Wilkinson agree with the Court of Appeal’s reasoning, and if not, how did his analysis differ from the lower court’s analysis?</text:span><text:span text:style-name="T6"/></text:p>
      <text:p text:style-name="P6" loext:marker-style-name="T6"/>
      <text:p text:style-name="P5" loext:marker-style-name="T2"><text:span text:style-name="T7">NB: Because there was no finding of facts, the reasoning of the CoA and HL relate to an assumed set of facts only.</text:span><text:span text:style-name="T7"/></text:p>
      <text:p text:style-name="P6" loext:marker-style-name="T6"/>
      <text:p text:style-name="P5" loext:marker-style-name="T2"><text:span text:style-name="T2">The CoA held that the trustee had committed a breach of trust and was liable to reconstitute the trust in the full amount of the unauthorized disbursement (less the value for which the property was sold).</text:span><text:span text:style-name="T2"/></text:p>
      <text:p text:style-name="P4" loext:marker-style-name="T2"/>
      <text:p text:style-name="P5" loext:marker-style-name="T8"><text:span text:style-name="T8">Lord Browne-Wilkinson’s Reasoning</text:span><text:span text:style-name="T8"/></text:p>
      <text:p text:style-name="P4" loext:marker-style-name="T2"/>
      <text:p text:style-name="P5" loext:marker-style-name="T2"><text:span text:style-name="T2">Lord Browne-Wilkinson (with whom the other law lords concurred) held that the trustee had committed a breach of trust but that the ‘clock was not stopped’ at the date of the breach. The relevant date for calculating the quantum of recovery was the date of judgment. On this approach, Lord Browne-Wilkinson held D was only liable if C could prove its loss would not have occurred but for the early payment of the money without taking security. </text:span><text:span text:style-name="T2"/></text:p>
      <text:p text:style-name="P4" loext:marker-style-name="T2"/>
      <text:p text:style-name="P5" loext:marker-style-name="T2"><text:span text:style-name="T2">Lord Browne-Wilkinson began with the observation that the basic rules of accounting, applied to the present case, would produce the undesirable result that D would be liable for C’s entire loss, including that caused by the third party’s fraudulent overvaluation. Moreover, according to Lord Browne-Wilkinson, the decision reached by the CoA did not accord with the principles fundamental to the award of damages, namely: (i) D’s wrongful act must cause the loss complained of; and (ii) C is to be put in the same position he would have been in had he not sustained the wrong. <text:s/>On the CoA’s approach, D had been held liable to compensate C for a loss caused otherwise than by his breach of trust (and, moreover, would have put the C in a </text:span><text:span text:style-name="T8">better </text:span><text:span text:style-name="T2">position than if the trustee had fulfilled his duty properly</text:span><text:span text:style-name="T2"><text:note text:id="ftn1" text:note-class="footnote"><text:note-citation>1</text:note-citation><text:note-body><text:p text:style-name="P8" loext:marker-style-name="T9"><text:span text:style-name="T9"><text:s/>i.e. if T had fulfilled its trust duties, C would have suffered a loss of £1mn owing to the fraudulent overvaluation. On HL’s approach, T caused no loss, so T not liable to compensate C. Whereas, on the CoA’s approach, where T committed a breach of trust, T would be liable to repay the entire sum disbursed without authority (£1.5m) less the amount for which the property was sold (£500k), i.e. 1.5m – 500k = £1m. So the claimant is actually better off where the trustee committed a breach of trust than if the trustees had fulfilled their duty perfectly. It was this outcome that seemed to rankle with Lord Browne-Wilkinson. </text:span><text:span text:style-name="T9"/></text:p><text:p text:style-name="P8" loext:marker-style-name="T9"><text:span text:style-name="T10">cf. </text:span><text:span text:style-name="T9">Sir Peter Millett’s alternative approach (</text:span><text:span text:style-name="T10">Equity’s Place in the Law of Commerce </text:span><text:span text:style-name="T9">(1998) 114 LQR 214): T made unauthorised investment, so B was entitled to falsify the account. Nevertheless, T later cured the breach by acquiring the relevant paperwork according to the terms of the trust and, as such, B could not object because the assets comprising the trust were in an authorised form. </text:span></text:p><text:p text:style-name="P8" loext:marker-style-name="T9"><text:span text:style-name="T9">This approach was rejected by Lord Toulson in </text:span><text:span text:style-name="T10">AIB v Redler </text:span><text:span text:style-name="T9">who regarded treating the money as still in the trust account until the trustee had cured the breach as a fiction (‘There is something wrong with a state of the law which makes it necessary to create fairy tales.’).</text:span></text:p></text:note-body></text:note></text:span><text:span text:style-name="T2">). With </text:span><text:soft-page-break/><text:span text:style-name="T2">these remarks as his starting point, Lord Browne-Wilkinson remarked that he had a ‘strong disposition against [the CoA’s] conclusion.’</text:span></text:p>
      <text:p text:style-name="P4" loext:marker-style-name="T2"/>
      <text:p text:style-name="P5" loext:marker-style-name="T2"><text:span text:style-name="T2">Before proceeding to consider the detail of the CoA’s reasoning, Lord Browne-Wilkinson observed that, before considering the extent and quantum of a claim for breach of trust, </text:span><text:span text:style-name="T11">one must ask whether the trustee is under any liability at all to the beneficiary</text:span><text:span text:style-name="T2"> (e.g. where T commits a judicious breach of trust by investing in an asset which proves very profitable, T is not liable to compensate the B because he has </text:span><text:span text:style-name="T8">caused no loss</text:span><text:span text:style-name="T2">).</text:span></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5" loext:marker-style-name="T2"><text:span text:style-name="T8">Court of Appeal’s Reasoning</text:span><text:span text:style-name="T8"/></text:p>
      <text:p text:style-name="P4" loext:marker-style-name="T2"/>
      <text:p text:style-name="P5" loext:marker-style-name="T2"><text:span text:style-name="T2">According to the CoA, the unauthorized disbursement of the trust fund caused an immediate loss to the trust fund which the trustee was liable to repay.</text:span><text:span text:style-name="T2"><text:note text:id="ftn2" text:note-class="footnote"><text:note-citation>2</text:note-citation><text:note-body><text:p text:style-name="P8" loext:marker-style-name="T9"><text:span text:style-name="T9"><text:s/>‘The key point in the reasoning of the Court of Appeal is that where moneys are paid away to a stranger in breach of trust, an immediate loss is suffered by the trust estate: as a result, subsequent events reducing that loss are irrelevant.’</text:span></text:p></text:note-body></text:note></text:span><text:span text:style-name="T2"> Lord Browne-Wilkinson explained the CoA’s reasoning thus:</text:span></text:p>
      <text:p text:style-name="P4" loext:marker-style-name="T2"/>
      <text:p text:style-name="P7" loext:marker-style-name="T2"><text:span text:style-name="T2">‘The majority of the Court of Appeal therefore considered that subsequent events which diminished the loss in fact suffered were irrelevant, save for imposing on the compensated beneficiary an obligation to give credit for any benefit he subsequently received. In effect, in the view of the Court of Appeal one “stops the clock” at the date the moneys are paid away: events which occur between the date of breach and the date of trial are irrelevant in assessing the loss suffered by reason of the breach.’</text:span><text:span text:style-name="T2"/></text:p>
      <text:p text:style-name="P4" loext:marker-style-name="T2"/>
      <text:p text:style-name="P5" loext:marker-style-name="T2"><text:span text:style-name="T2">Lord Browne-Wilkinson held that the </text:span><text:span text:style-name="T8">quantum </text:span><text:span text:style-name="T2">is not fixed at the date the cause of action accrues. Rather </text:span><text:span text:style-name="T8">quantum </text:span><text:span text:style-name="T2">is decided at the date of judgment; to be assessed at the figure necessary to put B into the position it would have been in had there been no breach. Lord Browne-Wilkinson remarked that there was no justification for ‘stopping the clock’ at the date of the breach.</text:span></text:p>
      <text:p text:style-name="P4" loext:marker-style-name="T2"/>
      <text:p text:style-name="P5" loext:marker-style-name="T8"><text:span text:style-name="T8">Conclusion</text:span><text:span text:style-name="T8"/></text:p>
      <text:p text:style-name="P9" loext:marker-style-name="T8"/>
      <text:p text:style-name="P5" loext:marker-style-name="T2"><text:span text:style-name="T2">B has not demonstrated it is entitled to equitable compensation for breach of trust. B obtained precisely what it would have obtained but for the breach of trust and, as such, has suffered no compensatable loss. As such, held T was entitled to leave to defend the breach of trust claim and the application for summary judgment was rejected.</text:span><text:span text:style-name="T2"/></text:p>
      <text:p text:style-name="P4" loext:marker-style-name="T2"/>
      <text:p text:style-name="P5" loext:marker-style-name="T6"><text:soft-page-break/><text:span text:style-name="T6">3) Why did Lord Browne-Wilkinson think it legally significant that </text:span><text:span text:style-name="T12">Target</text:span><text:span text:style-name="T6"> was not a case involving an unauthorised payment out of a ‘traditional’ trust where the trust was still subsisting, and was a case involving a bare trust as an ‘incident of a wider commercial transaction involving </text:span><office:annotation office:name="__Annotation__23372_293160643" loext:resolved="false"><dc:creator>David Foster</dc:creator><dc:date>2022-01-13T10:15:00</dc:date><meta:creator-initials>DF</meta:creator-initials><text:p text:style-name="P10"><text:span text:style-name="T13">CM: Re Q3 - your summary of B-W's comments about trusts whose life has come to an end is accurate but as Penner and others have pointed out, they make no sense - why should it matter whether T pays the amount needed to reconstitute the fund directly to B or to a new T to hold on the terms of an ongoing trust: either way, the measure of T's liability should be the same</text:span></text:p><text:p text:style-name="P10"/><text:p text:style-name="P10"><text:span text:style-name="T13">Regarding the trust being commercial, I think the point he is trying to make is that the solicitors and the lender had a contract, breach of which by the solicitor in cases of negligence might foreseeably result in a certain amount of liability, i.e. an amount calculated by asking how much loss was caused by the solicitor's careless action; by pleading its case as a breach of trust case rather than a breach of contract case, the lender sought to recover a larger amount than this, and B-W didn't want to let them do this because it would be inconsistent with the allocation of risk and reward under the contract to which the parties had agreed - whether or not that's a good argument depends to some extent on the policy issues - and here it has something going for it since conveyancing contracts are very common and increasing the risk for solicitors will increase costs for customers because solicitors will have to insure - and to some extent on the facts of the case - i.e. was it true that the lower sum was what the parties agreed should be the maximum amount recoverable if the solicitors stuffed up - and here it is doubtful that the parties actually thought things through in the way that B-W implies</text:span></text:p><text:p text:style-name="P10"/><text:p text:style-name="P10"><text:span text:style-name="T13">Reading on, I see you make some of these points in your notes to q 4, which is fine, but NB the point of q 4 is also to get the students to consider whether B-W meant to change the law governing the assessment of loss in EVERY case of unauthorised misapplication of whether he meant to carve out a sub-set of such cases where the trust forms part of a wider contractual arrangement</text:span></text:p><text:p text:style-name="P10"/></office:annotation><text:span text:style-name="T6">agency</text:span><office:annotation-end office:name="__Annotation__23372_293160643"/><text:span text:style-name="T6">’?</text:span></text:p>
      <text:p text:style-name="P6" loext:marker-style-name="T6"/>
      <text:p text:style-name="P5" loext:marker-style-name="T8"><text:span text:style-name="T8">Traditional Trusts, Bare Trusts, and Commercial Trusts</text:span><text:span text:style-name="T8"/></text:p>
      <text:p text:style-name="P9" loext:marker-style-name="T8"/>
      <text:p text:style-name="P5" loext:marker-style-name="T2"><text:span text:style-name="T2">According to Lord Browne-Wilkinson, under a traditional trust, the basic right of the beneficiary is to have the trust duly administered. Where T commits a breach of trust, T must reconstitute the trust </text:span><text:span text:style-name="T8">in specie </text:span><text:span text:style-name="T2">or pay sufficient compensation to put the trust estate back to what it would have been had the breach not been committed. </text:span></text:p>
      <text:p text:style-name="P4" loext:marker-style-name="T2"/>
      <text:p text:style-name="P5" loext:marker-style-name="T2"><text:span text:style-name="T2">But, where the trust has come to an end, there is no reason to order the trust fund to be reconstituted, as opposed to ordering payment of compensation to the beneficiary directly. The measure of such compensation is the difference between what B has in fact received and the amount he would have received but for the breach of trust.</text:span><text:span text:style-name="T2"><text:note text:id="ftn3" text:note-class="footnote"><text:note-citation>3</text:note-citation><text:note-body><text:p text:style-name="P8" loext:marker-style-name="T9"><text:span text:style-name="T9"><text:s/>Lord Browne-Wilkinson: ‘Even if the equitable rules developed in relation to traditional trusts were directly applicable to such a case as this, as I have sought to show, a beneficiary becoming absolutely entitled to a trust fund has no automatic right to have the fund reconstituted in all circumstances. Thus, even applying the strict rules so developed in relation to traditional trusts, it seems to me very doubtful whether Target is now entitled to have the trust fund reconstituted. But in my judgment it is in any event wrong to lift wholesale the detailed rules developed in the context of traditional trusts and then seek to apply them to trusts of quite a different kind.’</text:span></text:p></text:note-body></text:note></text:span></text:p>
      <text:p text:style-name="P4" loext:marker-style-name="T2"/>
      <text:p text:style-name="P5" loext:marker-style-name="T2"><text:span text:style-name="T7">NB: As Penner and others have pointed out, Lord B-W does not explain why this distinction should make a difference (it is a distinction without a rationale). Why should this distinction matter? Lord B-w gives no answer.</text:span><text:span text:style-name="T7"/></text:p>
      <text:p text:style-name="P4" loext:marker-style-name="T2"/>
      <text:p text:style-name="P5" loext:marker-style-name="T2"><text:span text:style-name="T2">Commercial trusts are generally governed by the same rules as traditional trusts, but to prevent them becoming ‘commercially useless’,</text:span><text:span text:style-name="T2"><text:note text:id="ftn4" text:note-class="footnote"><text:note-citation>4</text:note-citation><text:note-body><text:p text:style-name="P8" loext:marker-style-name="T9"><text:span text:style-name="T9"><text:s/>James Edelman (2010) notes that Lord Browne-Wilkinson’s observation here was unsupported by an empirical analysis. After all, couldn’t T always negotiate an exemption clause?</text:span></text:p></text:note-body></text:note></text:span><text:span text:style-name="T2"> we must distinguish basic principles of trusts law from specialist rules developed in traditional trusts whose rationale only applies in that context. The obligation to reconstitute traditional trusts reflects the fact that no single B is entitled and that the trustees must compensate all Bs for the breach. But in bare trusts, such an order flies in the face of common sense and is contrary to the principles of equitable compensation (i.e. that D’s wrongful act must cause the loss complained of and that C is to be put in the same position he would have been in had he not sustained the wrong). Thus, once the transaction has been completed, B has no right for the fund to be reconstituted as a ‘trust fund’.</text:span></text:p>
      <text:p text:style-name="P6" loext:marker-style-name="T6"/>
      <text:p text:style-name="P5" loext:marker-style-name="T6"><text:span text:style-name="T6">4) Which of these features of the facts of </text:span><text:span text:style-name="T12">Target</text:span><text:span text:style-name="T6"> led him to hold that ‘the basic rule’ governing liability to reconstitute trust funds should not apply?</text:span></text:p>
      <text:p text:style-name="P6" loext:marker-style-name="T6"/>
      <text:p text:style-name="P5" loext:marker-style-name="T2"><text:span text:style-name="T2">Lord Browne-Wilkinson states the basic rule as follows:</text:span><text:span text:style-name="T2"/></text:p>
      <text:p text:style-name="P4" loext:marker-style-name="T2"/>
      <text:p text:style-name="P7" loext:marker-style-name="T2"><text:span text:style-name="T2">‘The equitable rules of compensation for breach of trust have been largely developed in relation to…traditional trusts, where the only way in which all </text:span><text:soft-page-break/><text:span text:style-name="T2">the beneficiaries' rights can be protected is to restore to the trust fund what ought to be there. In such a case the </text:span><text:span text:style-name="T6">basic rule</text:span><text:span text:style-name="T2"> is that a trustee in breach of trust must restore or pay to the trust estate either the assets which have been lost to the estate by reason of the breach or compensation for such loss…If specific restitution of the trust property is not possible, then the liability of the trustee is to pay sufficient compensation to the trust estate to put it back to what it would have been had the breach not been committed…</text:span></text:p>
      <text:p text:style-name="P11" loext:marker-style-name="T2"/>
      <text:p text:style-name="P7" loext:marker-style-name="T14"><text:span text:style-name="T14">Even if the immediate cause of the loss is the dishonesty or failure of a third party, the trustee is liable to make good that loss to the trust estate if, but for the breach, such loss would not have occurred: see Underhill and Hayton, Law of Trusts &amp; Trustees </text:span><text:span text:style-name="T15">14th ed. (1987), pp. 734-736; </text:span><text:span text:style-name="T16">In re Dawson, decd</text:span><text:span text:style-name="T15">.; </text:span><text:span text:style-name="T16">Union Fidelity Trustee Co. Ltd. v. Perpetual Trustee Co. Ltd.</text:span><text:span text:style-name="T15"> [1966] 2 N.S.W.R. 211; </text:span><text:span text:style-name="T16">Bartlett v. Barclays Bank Trust Co. Ltd. (Nos. 1 and 2)</text:span><text:span text:style-name="T15"> [1980] Ch. 515. Thus the common law rules of remoteness of damage and causation do not apply. However there does have to be some causal connection between the breach of trust and the loss to the trust estate for which compensation is recoverable, viz. the fact that the loss would not have occurred but for the breach: see also </text:span><text:span text:style-name="T16">In re Miller's Deed Trusts</text:span><text:span text:style-name="T15"> (1978) 75 L.S.G. 454 ; </text:span><text:span text:style-name="T16">Nestle v. National Westminster Bank Plc.</text:span><text:span text:style-name="T15"> [1993] 1 W.L.R. 1260.’</text:span></text:p>
      <text:p text:style-name="P4" loext:marker-style-name="T2"/>
      <text:p text:style-name="P5" loext:marker-style-name="T2"><text:span text:style-name="T2">Lord Browne-Wilkinson seems to have considered that, where the breach of trust complained of arose from a bare trust in the commercial context where the transaction has been completed, the rules governing traditional trusts ought not to be applied. In such circumstances, we ought to have regard to the fundamental principles governing the award of damages which his Lordship enumerated thus: (i) D’s wrongful act must cause the loss complained of; and (ii) C is to be put in the same position he would have been in had he not sustained the wrong.</text:span><text:span text:style-name="T2"/></text:p>
      <text:p text:style-name="P4" loext:marker-style-name="T2"/>
      <text:p text:style-name="P5" loext:marker-style-name="T2"><text:span text:style-name="T2">The reason for this appears to be that, where the defendant has entered into a contractual agreement which gives rise to a trust as part of that commercial arrangement, the defendant is expecting to be held to a contractual standard (i.e. liable for loss caused). Lord Browne-Wilkinson seems to consider that, in such cases, it should not be open to the other contracting party to rely on the trust created by the contract demand a stricter duty of the defendant than that provided by the law of contract. </text:span><text:span text:style-name="T2"/></text:p>
      <text:p text:style-name="P4" loext:marker-style-name="T2"/>
      <text:p text:style-name="P5" loext:marker-style-name="T2"><text:span text:style-name="T2">i.e. considers that the parties, by their agreement, have fixed liability at the contractual standard, and that neither party really intended to impose traditional trust liability. Moreover, the law should not permit B to escape the negative consequences of the law of contract by relying on the law of trusts.</text:span><text:span text:style-name="T2"/></text:p>
      <text:p text:style-name="P4" loext:marker-style-name="T2"/>
      <text:p text:style-name="P5" loext:marker-style-name="T2"><text:span text:style-name="T8">Cf </text:span><text:span text:style-name="T2">PJ Millett, Equity’s Place in the Law of Commerce (1998) comments that it is unclear why this should make a difference:</text:span></text:p>
      <text:p text:style-name="P4" loext:marker-style-name="T2"/>
      <text:p text:style-name="P7" loext:marker-style-name="T2"><text:span text:style-name="T2">‘The only trust was a bare trust for the client; its instructions were superimposed on that trust. It was a form of Quistclose trust. But nothing turns on this, except that it made the instructions revocable. Application of </text:span><text:soft-page-break/><text:span text:style-name="T2">trust money in such circumstances otherwise than in accordance with the unrevoked instructions of the beneficial owner is still a breach of trust. Likewise trustee investment powers are not part of the trusts on which trust money is held, but an unauthorised investment of trust money is still a breach of trust. . .’</text:span><text:span text:style-name="T2"/></text:p>
      <text:p text:style-name="P6" loext:marker-style-name="T6"/>
      <text:p text:style-name="P5" loext:marker-style-name="T6"><text:span text:style-name="T6">5) When describing this ‘basic rule’, Lord Browne-Wilkinson said, first, that ‘the liability of the trustee is to pay sufficient compensation to the trust estate to put it back to what it would have been had the breach not been committed’, and, secondly, that ‘there does have to be some causal connection between the breach of trust and the loss to the trust estate for which compensation is recoverable’. Does the second statement necessarily follow from the first?</text:span><text:span text:style-name="T6"/></text:p>
      <text:p text:style-name="P6" loext:marker-style-name="T6"/>
      <text:p text:style-name="P5" loext:marker-style-name="T2"><text:span text:style-name="T7">The key point here is to distinguish the types of claim for breach of trust. Need to distinguish unauthorised disbursement cases from breach of duty of care cases. It is important to note that Lord BW only cites duty of care cases as authority for the need to prove causation of loss in unauthorised disbursement cases.</text:span><text:span text:style-name="T7"/></text:p>
      <text:p text:style-name="P6" loext:marker-style-name="T6"/>
      <text:list xml:id="list3295970898" text:style-name="WWNum1">
        <text:list-item>
          <text:p text:style-name="P12" loext:marker-style-name="T2"><text:span text:style-name="T2">Problem is that Lord BW only cites cases on breach of trustee’s duty of care as authority for proposition that causation of loss is a required element of the claim for breach of trust following an unauthorized disbursement.</text:span><text:span text:style-name="T2"/></text:p>
        </text:list-item>
        <text:list-item>
          <text:p text:style-name="P12" loext:marker-style-name="T2"><text:span text:style-name="T2">However, claims for unauthorized disbursements are ‘not claims for loss founded on the assertion that the trustee has committed a breach of duty, so that it is incoherent to introduce a requirement into such claims that there must be a causal link between a breach of duty by the trustee and a loss by the beneficiaries’ (MM, 10-057).</text:span><text:span text:style-name="T2"/></text:p>
        </text:list-item>
        <text:list-item>
          <text:p text:style-name="P12" loext:marker-style-name="T2"><text:span text:style-name="T2">The second statement does not, therefore, follow from the first but is the result of a failure to distinguish the two types of BoT claim</text:span><text:span text:style-name="T2"/></text:p>
        </text:list-item>
      </text:list>
      <text:p text:style-name="P4" loext:marker-style-name="T2"/>
      <text:p text:style-name="P5" loext:marker-style-name="T8"><text:span text:style-name="T8">Millett, Equity’s Place in the Law of Commerce (1998)</text:span><text:span text:style-name="T8"/></text:p>
      <text:p text:style-name="P9" loext:marker-style-name="T8"/>
      <text:p text:style-name="P5" loext:marker-style-name="T2"><text:span text:style-name="T2">Sir Peter Millett distinguishes claims for breach of duty of care from cases of unauthorized disbursement. Only in the former is causation of loss a relevant consideration. In the latter, the trust because the account is falsified and the trustee is treated as having used his own money to make the unauthorized investment. The trustee is liable to reconstitute the trust because his liable for the full amount of the disbursement, not the loss caused by the breach (and hence why causation is irrelevant to the claim).</text:span><text:span text:style-name="T2"/></text:p>
      <text:p text:style-name="P9" loext:marker-style-name="T8"/>
      <text:p text:style-name="P7" loext:marker-style-name="T2"><text:span text:style-name="T2">Lord Browne-Wilkinson’s speech is, with respect, disappointing in a second respect. He begins his analysis by referring to the basic right of a beneficiary to have the trust duly administered in accordance with the provisions of the trust instrument, if any, and the general law, and of the trustee’s liability to pay compensation for any loss to the trust estate which may be occasioned by his breach of trust. From there he proceeds to speak exclusively in terms of causation, introducing the “but for” test while at the same time rejecting other tests of causation and remoteness of damage which have been adopted by the common law. This fails to explain why the trustee’s liability is strict, or why </text:span><text:soft-page-break/><text:span text:style-name="T2">equity should not adopt the common law rules of causation and remoteness in toto.</text:span><text:span text:style-name="T2"/></text:p>
      <text:p text:style-name="P4" loext:marker-style-name="T2"/>
      <text:p text:style-name="P7" loext:marker-style-name="T2"><text:span text:style-name="T2">It is misleading to speak of breach of trust as if it were the equitable counterpart of breach of contract at common law; or to speak of equitable compensation for breach of fiduciary duty as if it were common law damages masquerading under a fancy name…</text:span><text:span text:style-name="T2"/></text:p>
      <text:p text:style-name="P4" loext:marker-style-name="T2"/>
      <text:p text:style-name="P7" loext:marker-style-name="T2"><text:span text:style-name="T2">It is tempting, but wrong, to assume that a trustee is likewise under a primary obligation to perform the trust and a secondary obligation to pay equitable compensation if he does not. The primary obligation of a trustee is to account for his stewardship. The primary remedy of the beneficiary—any beneficiary no matter how limited his interest—is to have the account taken, to surcharge and falsify the account, and to require the trustee to restore to the trust estate any deficiency which may appear when the account is taken. The liability is strict. The account must be taken down to the date on which it is rendered. That is why there is no question of “stopping the clock”.</text:span><text:span text:style-name="T2"/></text:p>
      <text:p text:style-name="P4" loext:marker-style-name="T2"/>
      <text:p text:style-name="P5" loext:marker-style-name="T2"><text:span text:style-name="T2">Millett points out the need to distinguish between the two types of claim for breach (surcharging and falsification):</text:span><text:span text:style-name="T2"/></text:p>
      <text:p text:style-name="P11" loext:marker-style-name="T2"/>
      <text:p text:style-name="P7" loext:marker-style-name="T2"><text:span text:style-name="T2">If the beneficiary is dissatisfied with the way in which the trustee has carried out his trust—if, for example, he considers that the trustee has negligently failed to obtain all that he should have done for the benefit of the trust estate, then he may surcharge the account. He does this by requiring the account to be taken on the footing of wilful default. In this context “wilful default” bears a special and unusual meaning; it means merely lack of ordinary prudence or due diligence. </text:span><text:span text:style-name="T7">The trustee is made to account, not only for what he has in fact received, but also for what he might with due diligence have received. Since the trustee is, in effect, charged with negligence, and the amount by which the account is surcharged is measured by the loss occasioned by his want of skill and care, the analogy with common law damages for negligence is almost exact</text:span><text:span text:style-name="T2">. Although he is a fiduciary, his duty of care is not a fiduciary duty. In this context it must be right to adopt the common law rules of causation and remoteness of damage to their fullest extent. The trustee’s liability is enforced in the course of taking the trust account rather than by an action for damages, but the obligation of skill and care is identical to the common law duty of care.</text:span></text:p>
      <text:p text:style-name="P4" loext:marker-style-name="T2"/>
      <text:p text:style-name="P7" loext:marker-style-name="T2"><text:span text:style-name="T2">Target Holdings Ltd v Redferns was concerned with the other side of the account. </text:span><text:span text:style-name="T7">Where the beneficiary complains that the trustee has misapplied trust money, he falsifies the account, that is to say, he asks for the disbursement to be disallowed.</text:span><text:span text:style-name="T2"> If, for example, the trustee lays out trust money in an unauthorised investment which falls in value, the beneficiary will falsify the account by asking the court to disallow both the disbursement and the corresponding asset on the other side of the account. </text:span><text:span text:style-name="T7">The unauthorised investment will then be treated as having been bought with the trustee’s own money and on his own behalf. He will be required to account to </text:span><text:soft-page-break/><text:span text:style-name="T7">the trust estate for the full amount of the disbursement – not for the amount of the loss. That is what is meant by saying that the trustee is liable to restore the trust property; and why common law rules of causation and remoteness of damage are out of place.</text:span></text:p>
      <text:p text:style-name="P4" loext:marker-style-name="T2"/>
      <text:p text:style-name="P4" loext:marker-style-name="T2"/>
      <text:p text:style-name="P5" loext:marker-style-name="T4"><text:span text:style-name="T5">AIB Group (UK) plc v Mark Redler &amp; Co</text:span><text:span text:style-name="T4"> </text:span></text:p>
      <text:p text:style-name="P4" loext:marker-style-name="T2"/>
      <text:p text:style-name="P5" loext:marker-style-name="T6"><text:span text:style-name="T6">1) In what ways do the facts of </text:span><text:span text:style-name="T12">AIB</text:span><text:span text:style-name="T6"> resemble the facts of </text:span><text:span text:style-name="T12">Target</text:span><text:span text:style-name="T6"> and in what ways do they differ?</text:span></text:p>
      <text:p text:style-name="P6" loext:marker-style-name="T6"/>
      <text:p text:style-name="P5" loext:marker-style-name="T2"><text:span text:style-name="T2">In </text:span><text:span text:style-name="T8">AIB</text:span><text:span text:style-name="T2">, the trustee was instructed not to disburse the money until both mortgages had been discharged. The trustee only discharged one of the mortgages and, as a result, the beneficiary received only a second mortgage on the property. When the borrower went insolvent following a collapse in the property market, the beneficiary made a loss.</text:span></text:p>
      <text:p text:style-name="P4" loext:marker-style-name="T2"/>
      <text:p text:style-name="P5" loext:marker-style-name="T2"><text:span text:style-name="T2">It was argued that this case was distinct from </text:span><text:span text:style-name="T8">Target </text:span><text:span text:style-name="T2">because:</text:span></text:p>
      <text:p text:style-name="P4" loext:marker-style-name="T2"/>
      <text:list text:style-name="WWNum2">
        <text:list-item>
          <text:p text:style-name="P13" loext:marker-style-name="T2"><text:span text:style-name="T2">T had not cured the breach by the time proceedings issued; and</text:span><text:span text:style-name="T2"/></text:p>
        </text:list-item>
        <text:list-item>
          <text:p text:style-name="P13" loext:marker-style-name="T2"><text:span text:style-name="T2">That the transaction had not been completed.</text:span><text:span text:style-name="T2"/></text:p>
        </text:list-item>
      </text:list>
      <text:p text:style-name="P4" loext:marker-style-name="T2"/>
      <text:p text:style-name="P5" loext:marker-style-name="T2"><text:span text:style-name="T2">UKSC rejected both arguments.</text:span><text:span text:style-name="T2"/></text:p>
      <text:p text:style-name="P4" loext:marker-style-name="T2"/>
      <text:p text:style-name="P5" loext:marker-style-name="T6"><text:span text:style-name="T6">2) Did the claimant in </text:span><text:span text:style-name="T12">AIB</text:span><text:span text:style-name="T6"> argue that the result in </text:span><text:span text:style-name="T12">Target</text:span><text:span text:style-name="T6"> was wrong or that the result was correct for reasons other than those given by the court or that the result in </text:span><text:span text:style-name="T12">Target</text:span><text:span text:style-name="T6"> was irrelevant to the outcome of </text:span><text:span text:style-name="T12">AIB</text:span><text:span text:style-name="T6"> because the facts of the cases were distinguishable?</text:span></text:p>
      <text:p text:style-name="P6" loext:marker-style-name="T6"/>
      <text:p text:style-name="P5" loext:marker-style-name="T2"><text:span text:style-name="T2">C seems to have accepted the position in </text:span><text:span text:style-name="T8">Target</text:span><text:span text:style-name="T2">, but that the facts of </text:span><text:span text:style-name="T8">AIB </text:span><text:span text:style-name="T2">were distinct because:</text:span></text:p>
      <text:p text:style-name="P4" loext:marker-style-name="T2"/>
      <text:list text:style-name="WWNum3">
        <text:list-item>
          <text:p text:style-name="P14" loext:marker-style-name="T2"><text:span text:style-name="T2">T had not cured the breach by the time proceedings issued; and</text:span><text:span text:style-name="T2"/></text:p>
        </text:list-item>
        <text:list-item>
          <text:p text:style-name="P14" loext:marker-style-name="T2"><text:span text:style-name="T2">That the transaction had not been completed.</text:span><text:span text:style-name="T2"/></text:p>
        </text:list-item>
      </text:list>
      <text:p text:style-name="P6" loext:marker-style-name="T6"/>
      <text:p text:style-name="P5" loext:marker-style-name="T6"><text:span text:style-name="T6">3) Did Lord Toulson and Lord Reed decide </text:span><text:span text:style-name="T12">AIB</text:span><text:span text:style-name="T6"> on the basis that the facts fell within the scope of the class of exceptional cases identified in </text:span><text:span text:style-name="T12">Target</text:span><text:span text:style-name="T6">, where the ‘basic rule’ did not apply, or did they interpret this ‘basic rule’ in a way that would produce the result they wanted on the facts of </text:span><office:annotation office:name="__Annotation__23473_293160643" loext:resolved="false"><dc:creator>David Foster</dc:creator><dc:date>2022-01-13T10:15:00</dc:date><meta:creator-initials>DF</meta:creator-initials><text:p text:style-name="P10"><text:span text:style-name="T13">re q 3 - the main point here is that Reed and Toulson equivocate - some of what they say suggests that they think the whole of trusts law has been changed but some suggests that they think it is only the rules governing bare trusts inside commercial transactions that have changed - but if the judges intended the former then why did the judges mention commercial trusts at all? Also note that Reed wants to align trusts law with common law rules about damages because he has some kind of fusionist agenda but the rules on contract damages aren't the only common law rules to which an analogy can be drawn - there are also common law rules about actions to recover a debt, where causation is irrelevant - Toulson says these aren't analogous and it's a 'fairy tale' to say otherwise, but this is mere assertion)</text:span></text:p><text:p text:style-name="P10"/><text:p text:style-name="P10"><text:span text:style-name="T13">Finally, students should be reminded that Target and AIB weren't followed in Main v Giambrone suggesting that not all judges are happy with these cases although they're bound by them</text:span></text:p><text:p text:style-name="P10"/></office:annotation><text:span text:style-name="T12">AIB</text:span><office:annotation-end office:name="__Annotation__23473_293160643"/><text:span text:style-name="T6">?</text:span></text:p>
      <text:p text:style-name="P6" loext:marker-style-name="T6"/>
      <text:p text:style-name="P5" loext:marker-style-name="T2"><text:span text:style-name="T8">Lord Toulson</text:span><text:span text:style-name="T8"/></text:p>
      <text:p text:style-name="P4" loext:marker-style-name="T2"/>
      <text:p text:style-name="P7" loext:marker-style-name="T2"><text:span text:style-name="T2">[62] … It would not in my opinion be right to impose or maintain a rule that gives redress to a beneficiary for loss which would have been suffered if the trustee had properly performed its duties.</text:span><text:span text:style-name="T2"/></text:p>
      <text:p text:style-name="P4" loext:marker-style-name="T2"/>
      <text:p text:style-name="P7" loext:marker-style-name="T2"><text:span text:style-name="T2">[64]… But a monetary award which reflected neither loss caused nor profit gained by the wrongdoer would be penal.</text:span><text:span text:style-name="T2"/></text:p>
      <text:p text:style-name="P4" loext:marker-style-name="T2"><text:soft-page-break/></text:p>
      <text:p text:style-name="P5" loext:marker-style-name="T2"><text:span text:style-name="T2">Lord Toulson explained that the objective of equitable compensation is as follows: B is entitled to have the trust properly administered so he is entitled to have made good any loss suffered by reason of that breach of duty.</text:span><text:span text:style-name="T2"/></text:p>
      <text:p text:style-name="P4" loext:marker-style-name="T2"/>
      <text:p text:style-name="P5" loext:marker-style-name="T2"><text:span text:style-name="T2">In a traditional trust, the only way to remedy the breach is to restore the assets or their monetary value. This is the only way to put B back in the same position as if the breach of trust had not occurred. <text:s/>Whereas, in </text:span><text:span text:style-name="T8">Target</text:span><text:span text:style-name="T2">, B was seeking to be put into a </text:span><text:span text:style-name="T8">better </text:span><text:span text:style-name="T2">position than it would have been in had the trustee done as they ought to have done.</text:span></text:p>
      <text:p text:style-name="P4" loext:marker-style-name="T2"/>
      <text:p text:style-name="P7" loext:marker-style-name="T2"><text:span text:style-name="T2">[67] </text:span><text:span text:style-name="T17">A traditional trust will typically govern the ownership-management of property for a group of potential beneficiaries over a lengthy number of years. If the trustee makes an unauthorised disposal of the trust property, the obvious remedy is to require him to restore the assets or their monetary value. It is likely to be the only way to put the beneficiaries in the same position as if the breach had not occurred. It is a real loss which is being made good. By contrast, in Target Holdings the finance company was seeking to be put in a better position on the facts (as agreed or assumed for the purposes of the summary judgment claim) than if the solicitors had done as they ought to have done.</text:span><office:annotation loext:resolved="false"><dc:creator>Unknown Author</dc:creator><dc:date>2025-01-31T11:06:57</dc:date><text:p text:style-name="P10"><text:span text:style-name="T13">He definitely seems to be changing the law.</text:span></text:p></office:annotation></text:p>
      <text:p text:style-name="P4" loext:marker-style-name="T2"/>
      <text:p text:style-name="P5" loext:marker-style-name="T2"><text:span text:style-name="T2">Other justifications were given to reinforce Lord Toulson’s view that the HL did not take a wrong step in </text:span><text:span text:style-name="T8">Target</text:span><text:span text:style-name="T2">. At [69], Lord Toulson observed that most critics accept that in </text:span><text:span text:style-name="T8">Target </text:span><text:span text:style-name="T2">the trustee ought not to be liable and, if we are not to rely on causation of loss, we must find some other means to exonerate them. Regarding s 61 TA 1925, Lord Toulson dismissed this section as a </text:span><text:span text:style-name="T8">dues ex machina</text:span><text:span text:style-name="T2">. The solution suggested by the claimants was that the trustees in </text:span><text:span text:style-name="T8">Target </text:span><text:span text:style-name="T2">should be treated ‘as if the moneys which had been wrongly paid out had remained in or been restored to the solicitors’ client account and had then been properly applied after the solicitors had obtained the necessary paperwork. There is something wrong with a state of the law which makes it necessary to create fairy tales.’</text:span></text:p>
      <text:p text:style-name="P4" loext:marker-style-name="T2"/>
      <text:p text:style-name="P5" loext:marker-style-name="T2"><text:span text:style-name="T2">Finally, at [70], Lord Toulson returned to the distinction between commercial and traditional trusts. Commercial trusts arise from contract, rather than gift, and contain trust duties which are closely defined and generally of limited duration. In his remarks, Lords Toulson seems to retain the distinction between commercial and traditional trusts:</text:span><text:span text:style-name="T2"/></text:p>
      <text:p text:style-name="P4" loext:marker-style-name="T2"/>
      <text:p text:style-name="P7" loext:marker-style-name="T2"><text:span text:style-name="T2">‘Lord Browne-Wilkinson did not suggest that the principles of equity differ according to the nature of the trust, but rather that the scope and purpose of the trust may vary, and this may have a bearing on the appropriate relief in the event of a breach.’</text:span><text:span text:style-name="T2"/></text:p>
      <text:p text:style-name="P4" loext:marker-style-name="T2"/>
      <text:p text:style-name="P5" loext:marker-style-name="T2"><text:span text:style-name="T2">Although cf [73]:</text:span><text:span text:style-name="T2"/></text:p>
      <text:p text:style-name="P4" loext:marker-style-name="T2"/>
      <text:p text:style-name="P7" loext:marker-style-name="T17"><text:span text:style-name="T17">‘Monetary compensation, whether classified as restitutive or reparative, is intended to make good a loss. The basic equitable principle applicable to </text:span><text:soft-page-break/><text:span text:style-name="T17">breach of trust, as Lord Browne-Wilkinson stated, is that the beneficiary is entitled to be compensated for any loss he would not have suffered but for the breach.’</text:span><text:span text:style-name="T17"/></text:p>
      <text:p text:style-name="P15" loext:marker-style-name="T17"/>
      <text:p text:style-name="P5" loext:marker-style-name="T17"><text:span text:style-name="T17">And see also [62]:</text:span><text:span text:style-name="T17"/></text:p>
      <text:p text:style-name="P15" loext:marker-style-name="T17"/>
      <text:p text:style-name="P7" loext:marker-style-name="T2"><text:span text:style-name="T2">‘it would not in my opinion be right to impose or maintain a rule that gives redress to a beneficiary for loss which would have been suffered if the trustee had properly performed its duties.’</text:span><text:span text:style-name="T2"/></text:p>
      <text:p text:style-name="P4" loext:marker-style-name="T2"/>
      <text:p text:style-name="P5" loext:marker-style-name="T2"><text:span text:style-name="T2">In these paragraphs, Lord Toulson seems to be enunciating a principle which could apply to every trust (according to Mitchell, in his lecture).</text:span><text:span text:style-name="T2"><text:note text:id="ftn5" text:note-class="footnote"><text:note-citation>5</text:note-citation><text:note-body><text:p text:style-name="P8" loext:marker-style-name="T9"><text:span text:style-name="T9"><text:s/>Cf. Lord Browne-Wilkinson at p 435 of </text:span><text:span text:style-name="T10">Target</text:span><text:span text:style-name="T9">: ‘it is important, if the trust is not to be rendered commercially useless, to distinguish between the basic principles of trust law and those specialist rules developed in relation to traditional trusts which are applicable only to such trusts and the rationale of which has no application to trusts of quite a different kind.’</text:span></text:p></text:note-body></text:note></text:span></text:p>
      <text:p text:style-name="P4" loext:marker-style-name="T2"/>
      <text:p text:style-name="P5" loext:marker-style-name="T2"><text:span text:style-name="T7">NB: Crucial point here is that Lord Toulson equivocates. Not clear whether this is a general rule for all trusts or only a rule for bare trusts arising in commercial transactions.</text:span><text:span text:style-name="T7"/></text:p>
      <text:p text:style-name="P4" loext:marker-style-name="T2"/>
      <text:p text:style-name="P5" loext:marker-style-name="T8"><text:span text:style-name="T8">Lord Reed</text:span><text:span text:style-name="T8"/></text:p>
      <text:p text:style-name="P9" loext:marker-style-name="T8"/>
      <text:p text:style-name="P5" loext:marker-style-name="T8"><text:span text:style-name="T2">[102] </text:span><text:span text:style-name="T8"/></text:p>
      <text:p text:style-name="P4" loext:marker-style-name="T2"/>
      <text:p text:style-name="P7" loext:marker-style-name="T2"><text:span text:style-name="T17">‘as Lord Browne-Wilkinson pointed out, commercial trusts, usually arising out of contractual relationships rather than the transfer of property by way of gift, differ in a number of respects from the more traditional trust. </text:span><text:span text:style-name="T18">That is not to say that there is a categorical distinction between trusts in commercial and non-commercial relationships, or to assert that there are trusts to which the fundamental principles of equity do not apply.</text:span><text:span text:style-name="T17"> It is, on the other hand, to recognise that the duties and liabilities of trustees may depend, in some respects, upon the terms of the trust in question and the relationship between the relevant parties’.</text:span></text:p>
      <text:p text:style-name="P6" loext:marker-style-name="T6"/>
      <text:p text:style-name="P5" loext:marker-style-name="T19"><text:span text:style-name="T7">NB: </text:span><text:span text:style-name="T20">Reed wants to align trusts law with common law rules about damages because he has some kind of </text:span><text:span text:style-name="T21">fusionist</text:span><text:span text:style-name="T20"> agenda but the rules on contract damages aren't the only common law rules to which an analogy can be drawn - there are also common law rules about actions to recover a debt, where causation is irrelevant</text:span></text:p>
      <text:p text:style-name="P16" loext:marker-style-name="T19"/>
      <text:p text:style-name="P4" loext:marker-style-name="T2"/>
      <text:p text:style-name="P6" loext:marker-style-name="T6"/>
      <text:p text:style-name="P5" loext:marker-style-name="T6"><text:span text:style-name="T6">4) Why does the answer to the previous question affect the disposal of subsequent cases?</text:span><text:span text:style-name="T6"/></text:p>
      <text:p text:style-name="P4" loext:marker-style-name="T2"/>
      <text:list text:continue-list="list3295970898" text:style-name="WWNum1">
        <text:list-item>
          <text:p text:style-name="P12" loext:marker-style-name="T2"><text:span text:style-name="T2">Unclear whether it applies to all trusts or only commercial trusts</text:span><text:span text:style-name="T2"/></text:p>
        </text:list-item>
      </text:list>
      <text:p text:style-name="P17" loext:marker-style-name="T2"/>
      <text:h text:style-name="P18" text:outline-level="1" loext:marker-style-name="T1"><text:span text:style-name="T1">Tutorial 6. Fiduciaries</text:span><text:span text:style-name="T1"/></text:h>
      <text:h text:style-name="P19" text:outline-level="1" loext:marker-style-name="T14"/>
      <text:h text:style-name="P3" text:outline-level="1" loext:marker-style-name="T14"><text:span text:style-name="T14">You may wish to introduce this tutorial gently – with some questions checking basic comprehension:</text:span><text:span text:style-name="T14"/></text:h>
      <text:h text:style-name="P19" text:outline-level="1" loext:marker-style-name="T14"/>
      <text:list text:style-name="WWNum4">
        <text:list-item>
          <text:h text:style-name="P20" text:outline-level="1" loext:marker-style-name="T14"><text:span text:style-name="T14">What is a fiduciary? </text:span><text:span text:style-name="T22">A fiduciary is someone who acts on behalf of another (a principal) with respect to property. A trustee is a fiduciary who has legal ownership over property. A bailee is someone who holds property without legal ownership. An agent is someone who enters into a contract on behalf of a principal. A director is someone who manages a company (including its property) on behalf of the company members (usually shareholders). Note that it is by virtue of owing the duty that the person is a fiduciary, not that they fall into a particular category (Mothew), so a simple answer could be ‘someone who owes fiduciary duties’.</text:span></text:h>
        </text:list-item>
        <text:list-item>
          <text:h text:style-name="P20" text:outline-level="1" loext:marker-style-name="T14"><text:span text:style-name="T14">What are the two main fiduciary duties? the no unauthorised profit and no conflict rules - </text:span><text:span text:style-name="T22">note also the duty/prohibition views and the idea that these are really only one duty.</text:span></text:h>
        </text:list-item>
        <text:list-item>
          <text:h text:style-name="P20" text:outline-level="1" loext:marker-style-name="T14"><text:span text:style-name="T14">What are the remedies for breach of a fiduciary duty? rescission, compensation for loss, and account of profits. Remember that an account of profits can </text:span><text:span text:style-name="T22">lead </text:span><text:span text:style-name="T14">either </text:span><text:span text:style-name="T22">to</text:span><text:span text:style-name="T14"> a </text:span><text:span text:style-name="T23">personal</text:span><text:span text:style-name="T14"> remedy or a </text:span><text:span text:style-name="T23">proprietary</text:span><text:span text:style-name="T14"> one (by means of a constructive trust)</text:span></text:h>
        </text:list-item>
        <text:list-item>
          <text:h text:style-name="P20" text:outline-level="1" loext:marker-style-name="T14"><text:span text:style-name="T14">What is the significance of a remedy being proprietary (rather than merely personal)? What are the advantages of a proprietary remedy? </text:span><text:span text:style-name="T22">A proprietary remedy allows the person entitled to claim the actual property obtained in breach of duty, or the traceable proceeds of that property, which may include increases in value or income generated by that property. It takes priority in insolvency. The property can (subject to the b.f.p.f.v.w.n. defence) be traced into the hands of third parties.</text:span></text:h>
        </text:list-item>
      </text:list>
      <text:h text:style-name="P19" text:outline-level="1" loext:marker-style-name="T14"/>
      <text:h text:style-name="P3" text:outline-level="1" loext:marker-style-name="T14"><text:span text:style-name="T14">Once we've got the basics out of the way, we'll look at the essay question. The essay question asks us what remedies should be available against fiduciaries who make secret profits (i.e. those who breach no unauthorised profit rules).</text:span><text:span text:style-name="T14"/></text:h>
      <text:h text:style-name="P19" text:outline-level="1" loext:marker-style-name="T14"/>
      <text:h text:style-name="P3" text:outline-level="1" loext:marker-style-name="T14"><text:span text:style-name="T14">The general remedy is an account of profits to strip away the unauthorised gain.</text:span><text:span text:style-name="T14"/></text:h>
      <text:h text:style-name="P19" text:outline-level="1" loext:marker-style-name="T14"/>
      <text:h text:style-name="P3" text:outline-level="1" loext:marker-style-name="T14"><text:span text:style-name="T14">There are two major cases in this area: </text:span><text:span text:style-name="T24">Murad v Al-Saraj </text:span><text:span text:style-name="T14">(which is quoted in the question itself) and </text:span><text:span text:style-name="T24">FHR v Cedar Capital </text:span><text:span text:style-name="T14">(on proprietary remedies for secret profits).</text:span></text:h>
      <text:h text:style-name="P19" text:outline-level="1" loext:marker-style-name="T14"/>
      <text:h text:style-name="P3" text:outline-level="1" loext:marker-style-name="T14"><text:span text:style-name="T14">In </text:span><text:span text:style-name="T24">Murad, </text:span><text:span text:style-name="T14">the question was how we should calculate the profits: must the profits be caused by the breach? In </text:span><text:span text:style-name="T24">Murad</text:span><text:span text:style-name="T14">, the CoA held no - the rule is strict and causation is irrelevant. What do we think about that as a rule? How is it justified? Are these justifications convincing?</text:span></text:h>
      <text:h text:style-name="P19" text:outline-level="1" loext:marker-style-name="T14"/>
      <text:h text:style-name="P3" text:outline-level="1" loext:marker-style-name="T14"><text:span text:style-name="T14">In </text:span><text:span text:style-name="T24">FHR</text:span><text:span text:style-name="T14">, the question was whether the principal should be able to get a proprietary remedy for bribes and secret commissions. In that case, the UKSC held yes - proprietary remedies should be available. Again, we need to ask what we think about this rule. How is it justified? Are these justifications convincing?</text:span></text:h>
      <text:h text:style-name="P19" text:outline-level="1" loext:marker-style-name="T14"/>
      <text:h text:style-name="P3" text:outline-level="1" loext:marker-style-name="T14"><text:soft-page-break/><text:span text:style-name="T14">If we were doing this as an exam essay/piece of formative work, we would then need to come to some general conclusion about the state of rules in this area and whether there is a need for reform etc.</text:span><text:span text:style-name="T14"/></text:h>
      <text:h text:style-name="P19" text:outline-level="1" loext:marker-style-name="T14"/>
      <text:p text:style-name="P21" loext:marker-style-name="T25"/>
      <text:h text:style-name="P22" text:outline-level="1" loext:marker-style-name="T25"><text:span text:style-name="T25">‘It may be appropriate for a higher court one day to revisit the rule on secret profits and to make it less inflexible in appropriate circumstances, where the unqualified operation of the rule operates particularly harshly and where the result is not compatible with the desire of modern courts to ensure that remedies are proportionate to the justice of the case and where this does not conflict with some other overriding policy objective of the rule in question.’ (Arden LJ in </text:span><text:span text:style-name="T26">Murad v Al-Saraj</text:span><text:span text:style-name="T25">).</text:span></text:h>
      <text:p text:style-name="P23" loext:marker-style-name="T25"/>
      <text:p text:style-name="P5" loext:marker-style-name="T25"><text:span text:style-name="T25">What remedies should be available to a principal against a fiduciary who has made secret profits? Is the law satisfactory?</text:span><text:span text:style-name="T25"/></text:p>
      <text:h text:style-name="P24" text:outline-level="1" loext:marker-style-name="T2"><draw:custom-shape text:anchor-type="char" draw:z-index="0" draw:name="Text Box 1" draw:style-name="gr1" draw:text-style-name="P34" svg:width="16.229cm" svg:height="22.437cm" svg:x="-0.259cm" svg:y="0.302cm"><text:h text:style-name="P25" text:outline-level="1" loext:marker-style-name="T8"><text:span text:style-name="T24">Summary of Tutorial 6 Notes</text:span><text:span text:style-name="T24"/></text:h><text:h text:style-name="P26" text:outline-level="1" loext:marker-style-name="T27"/><text:list xml:id="list3490994238" text:style-name="WWNum5"><text:list-item><text:h text:style-name="P27" text:outline-level="1" loext:marker-style-name="T28"><text:span text:style-name="T25">Causation and BoFD: </text:span><text:span text:style-name="T26">Murad v Al-Saraj </text:span><text:span text:style-name="T28">[2005] EWCA Civ 959</text:span></text:h></text:list-item></text:list><text:h text:style-name="P28" text:outline-level="1" loext:marker-style-name="T28"/><text:h text:style-name="P25" text:outline-level="1" loext:marker-style-name="T29"><text:span text:style-name="T29">The rule in </text:span><text:span text:style-name="T30">Murad </text:span><text:span text:style-name="T29">is strict, justified by reference to deterrent function of FDs, and the difficulty of investigating counterfactuals. <text:s/>Moreover, in appropriate cases the courts can ‘temper the wind to the shorn lamb’ by awarding an equitable allowance to ameliorate the strictness of the rule (</text:span><text:span text:style-name="T30">Boardman</text:span><text:span text:style-name="T29">).</text:span></text:h><text:h text:style-name="P29" text:outline-level="1" loext:marker-style-name="T29"/><text:h text:style-name="P25" text:outline-level="1" loext:marker-style-name="T29"><text:span text:style-name="T30">Critique</text:span><text:span text:style-name="T29">: The rule itself has been criticised. The strict rule runs the risk of a ‘freezing effect’ on fiduciary action as fiduciaries will be unwilling to act in the best financial interests of their principal for fearing of incurring strict liability for breach. The justifications for the rule have also been criticised: </text:span></text:h><text:list text:style-name="WWNum8"><text:list-item><text:h text:style-name="P30" text:outline-level="1" loext:marker-style-name="T29"><text:span text:style-name="T29">There is a question as to whether stripping profits actually performs a deterrent function (as fiduciary is no worse off than before breach). </text:span><text:span text:style-name="T29"/></text:h></text:list-item><text:list-item><text:h text:style-name="P30" text:outline-level="1" loext:marker-style-name="T29"><text:span text:style-name="T29">It is no as longer difficult to investigate counterfactuals as it once was. </text:span><text:span text:style-name="T29"/></text:h></text:list-item><text:list-item><text:h text:style-name="P30" text:outline-level="1" loext:marker-style-name="T29"><text:span text:style-name="T29">Reliance on equitable allowances to temper the strict rule creates uncertainty as to liability and may create incentives to litigate.</text:span><text:span text:style-name="T29"/></text:h></text:list-item><text:list-item><text:h text:style-name="P30" text:outline-level="1" loext:marker-style-name="T29"><text:span text:style-name="T29">Arden LJ suggests a reversed burden of proof instead; the defendant must show no causation to escape liability. </text:span><text:span text:style-name="T30">Query whether this suggestion is really an improvement?</text:span></text:h></text:list-item></text:list><text:h text:style-name="P29" text:outline-level="1" loext:marker-style-name="T29"/><text:h text:style-name="P25" text:outline-level="1" loext:marker-style-name="T29"><text:span text:style-name="T30">My View</text:span><text:span text:style-name="T29">: The nature of the relationship between fiduciary and principal is that the fiduciary is the </text:span><text:span text:style-name="T30">one </text:span><text:span text:style-name="T29">person in all the world who can be relied upon to act in the principal’s best financial interests. This duty of single-minded loyalty is undercut where the fiduciary acts for their </text:span><text:span text:style-name="T30">own</text:span><text:span text:style-name="T29"> financial benefit. To permit the fiduciary to benefit from their breach in any way defeats the reason for entering into the fiduciary relationship in the first place. To protect the relationship, therefore, liability must be strict – subject only to a discretionary equitable allowance in cases where the fiduciary has acted honestly and, for good reason, has failed to get the principal’s consent to make a profit. Moreover, I think profit stripping probably does deter breach because the fiduciary has all the risk (liability for loss caused by breach), but is denied the possibility of a gain – to hold the hazard and receive no gain is hardly a desirable position for the fiduciary contemplating breach. Finally, </text:span><text:span text:style-name="T30">query</text:span><text:span text:style-name="T29">: if the rule is clear and the fiduciary nevertheless insists on challenging their degree of liability, then won’t the fiduciary be subject to adverse costs orders in any subsequent litigation?</text:span></text:h><text:p text:style-name="P31" loext:marker-style-name="T27"/><text:list text:continue-list="list3490994238" text:style-name="WWNum5"><text:list-item><text:p text:style-name="P27" loext:marker-style-name="T2"><text:span text:style-name="T25">Proprietary Remedies for Bribes and Secret Commissions</text:span><text:span text:style-name="T25"/></text:p></text:list-item></text:list><text:p text:style-name="P32" loext:marker-style-name="T2"/><text:p text:style-name="P33" loext:marker-style-name="T2"><text:span text:style-name="T14">The proprietary remedy gives the principal access to tracing and priority in insolvency. This is unfair to third party creditors, but – it is said – the money should never have been in the fiduciary’s account and the principal’s interests were likely damaged by the taking of the bribe. </text:span><text:span text:style-name="T14"/></text:p><text:p text:style-name="P33" loext:marker-style-name="T2"><text:span text:style-name="T30">Critique</text:span><text:span text:style-name="T29">: Certainly seems unfair to third party creditors who had no opportunity to bargain for security or who agreed to take risk of fiduciary’s insolvency (e.g. tort victims and mistaken payor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p text:style-name="P35" loext:marker-style-name="T14"/>
      <text:p text:style-name="P35" loext:marker-style-name="T14"/>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
      <text:h text:style-name="P24" text:outline-level="1" loext:marker-style-name="T2"><text:soft-page-break/></text:h>
      <text:h text:style-name="P24" text:outline-level="1" loext:marker-style-name="T2"/>
      <text:h text:style-name="P24" text:outline-level="1" loext:marker-style-name="T2"/>
      <text:list text:style-name="WWNum9">
        <text:list-item>
          <text:h text:style-name="P36" text:outline-level="1" loext:marker-style-name="T28"><text:span text:style-name="T11">Causation and BoFD: </text:span><text:span text:style-name="T26">Murad v Al-Saraj </text:span><text:span text:style-name="T28">[2005] EWCA Civ 959</text:span></text:h>
        </text:list-item>
      </text:list>
      <text:h text:style-name="P37" text:outline-level="1" loext:marker-style-name="T11"/>
      <text:p text:style-name="Standard" loext:marker-style-name="T14"><text:span text:style-name="T14">Consider (i) ‘Causation of Profits’ in Murad and (ii) proprietary remedies in secret commissions cases.</text:span><text:span text:style-name="T14"/></text:p>
      <text:h text:style-name="P38" text:outline-level="1" loext:marker-style-name="T30"/>
      <text:h text:style-name="P3" text:outline-level="1" loext:marker-style-name="T31"><text:span text:style-name="T30">Murad v Al-Saraj</text:span><text:span text:style-name="T31"> </text:span></text:h>
      <text:h text:style-name="P37" text:outline-level="1" loext:marker-style-name="T11"/>
      <text:h text:style-name="P3" text:outline-level="1" loext:marker-style-name="T29"><text:span text:style-name="T2">In </text:span><text:span text:style-name="T30">Murad v Al-Saraj</text:span><text:span text:style-name="T29">, the claimants entered a joint venture to buy a hotel with the defendant. It was agreed that Cs would contribute £1m and D would contribute £0.5m. However, unknown to Cs, D’s contribution actually came from a debt owed to him from the hotel owner (i.e. D’s contribution would be realised by setting-off the debt against the purchase price of the hotel). D also got a commission for organising the sale. The hotel was later sold at a profit.</text:span></text:h>
      <text:h text:style-name="P39" text:outline-level="1" loext:marker-style-name="T29"/>
      <text:h text:style-name="P3" text:outline-level="1" loext:marker-style-name="T29"><text:span text:style-name="T29">D breached his FD by failing to disclose the conflict of interest (i.e. the prior relationship between himself and the owner) and through his unauthorised profit (the commission).</text:span><text:span text:style-name="T29"/></text:h>
      <text:h text:style-name="P39" text:outline-level="1" loext:marker-style-name="T29"/>
      <text:h text:style-name="P3" text:outline-level="1" loext:marker-style-name="T29"><text:span text:style-name="T29">At first instance, Etherton J held that, even if the Cs had known about the conflict of interest, they still would have gone ahead with the purchase – they would just have demanded a higher share of the profits. Etherton J ordered D to pay over all the profits he made from the transaction to the claimants.</text:span><text:span text:style-name="T29"/></text:h>
      <text:h text:style-name="P39" text:outline-level="1" loext:marker-style-name="T29"/>
      <text:h text:style-name="P3" text:outline-level="1" loext:marker-style-name="T29"><text:span text:style-name="T29">On Appeal, D argued he should not have to disgorge all profits he made, but only those which were caused by his breach (i.e. the difference between the profits he received, and the profits he would have received had he disclosed his conflicts of interest to the claimants). This argument was rejected by a majority in the Court of Appeal (lead judgment given by Arden LJ, with Parker LJ concurring and Clark LJ dissenting).</text:span><text:span text:style-name="T29"/></text:h>
      <text:h text:style-name="P39" text:outline-level="1" loext:marker-style-name="T29"/>
      <text:h text:style-name="P3" text:outline-level="1" loext:marker-style-name="T30"><text:span text:style-name="T30">Justification of the Strict Rule</text:span><text:span text:style-name="T30"/></text:h>
      <text:h text:style-name="P38" text:outline-level="1" loext:marker-style-name="T30"/>
      <text:h text:style-name="P3" text:outline-level="1" loext:marker-style-name="T29"><text:span text:style-name="T29">General justification given is deterrence (</text:span><text:span text:style-name="T30">Keech v Sandford </text:span><text:span text:style-name="T29">(1726) King LC,</text:span><text:span text:style-name="T29"><text:note text:id="ftn6" text:note-class="footnote"><text:note-citation>6</text:note-citation><text:note-body><text:p text:style-name="P40" loext:marker-style-name="T2"><text:s/><text:span text:style-name="T8">Keech v Sandford</text:span><text:span text:style-name="T32"> (1726) Sel Cas t King 61:</text:span><text:span text:style-name="T2"> </text:span><text:span text:style-name="T32">"I very well see, if a trustee, on the refusal to renew, might have a lease to himself, few trust-estates will be renewed to cestuis que use.”</text:span></text:p></text:note-body></text:note></text:span><text:span text:style-name="T29"> </text:span><text:span text:style-name="T30">Caffrey v Darby </text:span><text:span text:style-name="T29">(1806) Eldon LC</text:span><text:span text:style-name="T29"><text:note text:id="ftn7" text:note-class="footnote"><text:note-citation>7</text:note-citation><text:note-body><text:p text:style-name="Footnote"><text:s/><text:span text:style-name="T33">Murad </text:span>(Arden LJ), [74]: ‘<text:span text:style-name="T2">the judgment of Lord Eldon LC [in </text:span><text:span text:style-name="T8">Caffrey v Darby </text:span><text:span text:style-name="T2">(1801) 6 Ves 488] makes it clear that </text:span><text:span text:style-name="T7">equity imposes stringent liability on a fiduciary as a deterrent – </text:span><text:span text:style-name="T34">pour encourager les autres</text:span><text:span text:style-name="T7">.’</text:span></text:p></text:note-body></text:note></text:span><text:span text:style-name="T29">); fiduciary duties operate prophylactically to deter breaches in the future. The problem with this line of argument is that there is little empirical evidence to show that strict duties actually do deter fiduciaries from committing breaches. </text:span></text:h>
      <text:h text:style-name="P39" text:outline-level="1" loext:marker-style-name="T29"/>
      <text:h text:style-name="P3" text:outline-level="1" loext:marker-style-name="T29"><text:span text:style-name="T29">Lionel Smith has also argued that making fiduciaries disgorge all their profits isn't much of a deterrent since it will make them no worse off than they were before they breached.</text:span><text:span text:style-name="T29"/></text:h>
      <text:h text:style-name="P39" text:outline-level="1" loext:marker-style-name="T29"><text:soft-page-break/></text:h>
      <text:h text:style-name="P41" text:outline-level="1" loext:marker-style-name="T29"><text:span text:style-name="T29">DAF: Although one could argue that, if faced with the prospect of losing their gain, it disincentivises the fiduciary from risking the capital in the first place. After all, if the investment goes south, the fiduciary will be liable to compensate for loss.</text:span><text:span text:style-name="T29"/></text:h>
      <text:h text:style-name="P39" text:outline-level="1" loext:marker-style-name="T29"/>
      <text:h text:style-name="P3" text:outline-level="1" loext:marker-style-name="T14"><text:span text:style-name="T29">Moreover, as Langbein has argued, the facts of </text:span><text:span text:style-name="T24">Boardman v Phipps</text:span><text:span text:style-name="T14"> show that fiduciary’s breach can sometimes put principals in a better position than the one they would have occupied if no breach had been committed, suggesting that at least in some cases it’s a bad thing to deter breach (i.e. strict rules may have a ‘freezing effect’ on fiduciary action).</text:span></text:h>
      <text:h text:style-name="P19" text:outline-level="1" loext:marker-style-name="T14"/>
      <text:h text:style-name="P3" text:outline-level="1" loext:marker-style-name="T14"><text:span text:style-name="T24">Bordman v Phipps</text:span><text:span text:style-name="T14">: Reasoning and Critique</text:span></text:h>
      <text:h text:style-name="P19" text:outline-level="1" loext:marker-style-name="T14"/>
      <text:p text:style-name="P42" loext:marker-style-name="T2"><text:span text:style-name="T32">In </text:span><text:span text:style-name="T3">Boardman</text:span><text:span text:style-name="T2"> </text:span><text:span text:style-name="T3">v Phipps</text:span><text:span text:style-name="T2"> [1967] Boardman was trustee of a company for Phipps. Boardman invested his own money in the company and managed the company. Over time, the company made a significant profit for both Boardman and Phipps. At all times, Mr Boardman acted to ensure the financial security of his beneficiaries. Nevertheless, Boardman made a profit and Phipps brought a suit for breach of fiduciary duty, seeking an account of profits.</text:span></text:p>
      <text:p text:style-name="P42" loext:marker-style-name="T2"><text:span text:style-name="T2">The House of Lords (on a 3:2 majority) ordered that Boardman account for the profits earned in breach of fiduciary duty – although they did make provision for generous remuneration for his time and effort (perhaps reflecting the fact that Boardman had acted in good faith throughout). By holding Boardman to such a high standard, the House of Lords sent a message to other fiduciaries, discouraging breaches of fiduciary duty in the future.</text:span><text:span text:style-name="T2"/></text:p>
      <text:p text:style-name="P42" loext:marker-style-name="T2"><text:span text:style-name="T8">Cf. </text:span><text:span text:style-name="T2">the deterrent claim is really an empirical one: does the strictness of the rule actually deter other fiduciaries from engaging in prohibited conduct? We lack empirical evidence on this point; if there is no evidence that the strict rule works in this way, then the rule seems to lose its primary justification.</text:span></text:p>
      <text:p text:style-name="P42" loext:marker-style-name="T2"><text:span text:style-name="T2">Moreover, there is a concern that such strict duties will have a ‘freezing’ effect on the actions of fiduciaries. Mr Boardman sought to ensure the financial security of his principal and even risked his own money to ensure the success of the business. As a result of the decision in </text:span><text:span text:style-name="T3">Boardman v Phipps</text:span><text:span text:style-name="T2"> [1967], it seems supremely unlikely that any fiduciary would act in a similarly magnanimous fashion to ensure the welfare of their principal. Just as strict duties may deter breaches of fiduciary duty, they will also tie the hands of fiduciaries who may feel unable to act in their principal’s best interests when such actions may bring personal liability for the fiduciary.</text:span></text:p>
      <text:p text:style-name="P4" loext:marker-style-name="T2"/>
      <text:p text:style-name="P5" loext:marker-style-name="T2"><text:span text:style-name="T8">Cf</text:span><text:span text:style-name="T2">. Lord Upjohn’s dissenting opinion in </text:span><text:span text:style-name="T8">Boardman v Phipps </text:span><text:span text:style-name="T2">[1967]: Lord Upjohn suggested that the rule should only be applied where ‘the reasonable man looking at the relevant facts and circumstances of the particular case would think that there was a real sensible possibility of conflict’. </text:span></text:p>
      <text:p text:style-name="P43" loext:marker-style-name="T2"/>
      <text:p text:style-name="P35" loext:marker-style-name="T14"/>
      <text:p text:style-name="P44" loext:marker-style-name="T30"><text:span text:style-name="T30">Reform of the rule? Summary of Arden LJ’s Judgment in Murad</text:span><text:span text:style-name="T30"/></text:p>
      <text:h text:style-name="P38" text:outline-level="1" loext:marker-style-name="T30"/>
      <text:h text:style-name="P45" text:outline-level="1" loext:marker-style-name="T35"><text:span text:style-name="T35">**You might want to omit this discussion from tutorials**</text:span><text:span text:style-name="T35"/></text:h>
      <text:h text:style-name="P39" text:outline-level="1" loext:marker-style-name="T29"/>
      <text:h text:style-name="P3" text:outline-level="1" loext:marker-style-name="T29"><text:span text:style-name="T29">On a review of the authorities, Arden LJ concluded that the duty of the fiduciary to disgorge profits following a breach was strict ([60])</text:span><text:span text:style-name="T29"><text:note text:id="ftn8" text:note-class="footnote"><text:note-citation>8</text:note-citation><text:note-body><text:h text:style-name="P3" text:outline-level="1" loext:marker-style-name="T36"><text:span text:style-name="T37"><text:s/></text:span><text:span text:style-name="T38">Arden LJ, at [60], relied upon the speech of </text:span><text:bookmark-start text:name="para60_Copy_1_Copy_1_Copy_1_Copy_1_Copy_ Copy 1"/><text:span text:style-name="T36">Lord Russell of Killowen in the </text:span><text:span text:style-name="T39">Regal</text:span><text:span text:style-name="T36"> </text:span><text:span text:style-name="T40">Hastings v Gulliver </text:span><text:span text:style-name="T36">[1967] 2 AC 46, 144G – 145A:</text:span><text:bookmark-end text:name="para60_Copy_1_Copy_1_Copy_1_Copy_1_Copy_ Copy 1"/><text:span text:style-name="T36"> ‘</text:span><text:span text:style-name="T41">The liability arises from the mere fact of a profit having, in the stated circumstances, been made</text:span><text:span text:style-name="T36">.’</text:span></text:h></text:note-body></text:note></text:span><text:span text:style-name="T29"> and the issue of ‘causation of profits’ was irrelevant ([67]).</text:span><text:span text:style-name="T29"><text:note text:id="ftn9" text:note-class="footnote"><text:note-citation>9</text:note-citation><text:note-body><text:h text:style-name="P3" text:outline-level="1" loext:marker-style-name="T36"><text:span text:style-name="T37"><text:s/></text:span><text:span text:style-name="T36">At [67], Arden LJ explained:</text:span><text:bookmark-start text:name="para67_Copy_1_Copy_1_Copy_1_Copy_1_Copy_ Copy 1"/><text:span text:style-name="T36"> ‘</text:span><text:span text:style-name="T41">The fact that the fiduciary can show that that party would not have made a loss is, on the authority of the </text:span><text:span text:style-name="T42">Regal</text:span><text:span text:style-name="T41"> case, an irrelevant consideration</text:span><text:bookmark-end text:name="para67_Copy_1_Copy_1_Copy_1_Copy_1_Copy_ Copy 1"/><text:span text:style-name="T36">’</text:span></text:h></text:note-body></text:note></text:span><text:span text:style-name="T29"> The justification for this strict duty was to deter other fiduciaries from breaching their FDs ([74])</text:span><text:span text:style-name="T29"><text:note text:id="ftn10" text:note-class="footnote"><text:note-citation>10</text:note-citation><text:note-body><text:p text:style-name="P40" loext:marker-style-name="T2"><text:span text:style-name="T2"><text:s/>[74]: ‘the judgment of Lord Eldon LC [in </text:span><text:span text:style-name="T8">Caffrey v Darby </text:span><text:span text:style-name="T2">(1801) 6 Ves 488] makes it clear that </text:span><text:span text:style-name="T7">equity imposes stringent liability on a fiduciary as a deterrent – </text:span><text:span text:style-name="T34">pour encourager les autres</text:span><text:span text:style-name="T7">.’</text:span><text:span text:style-name="T2">…</text:span><text:span text:style-name="T32">As Lord King said in the leading case of </text:span><text:span text:style-name="T8">Keech v Sandford</text:span><text:span text:style-name="T32"> (1726) Sel Cas t King 61:</text:span><text:span text:style-name="T2"> </text:span><text:span text:style-name="T32">"I very well see, if a trustee, on the refusal to renew, might have a lease to himself, few trust-estates will be renewed to cestuis que use."’</text:span></text:p></text:note-body></text:note></text:span><text:span text:style-name="T29"> as well as the apparent difficulty of investigating questions as to what the parties would have done had they known of the breach ([76]-[77]).</text:span><text:span text:style-name="T29"><text:note text:id="ftn11" text:note-class="footnote"><text:note-citation>11</text:note-citation><text:note-body><text:p text:style-name="P40" loext:marker-style-name="T2"><text:span text:style-name="T2"><text:s/>[76]-[77] :[76] ‘</text:span><text:span text:style-name="T43">For policy reasons, the courts decline to investigate hypothetical situations as to what would have happened if the fiduciary had performed his duty</text:span><text:span text:style-name="T44">. In </text:span><text:span text:style-name="T45">Regal</text:span><text:span text:style-name="T44"> case at page 154G, Lord Wright made the following point…: "Nor can the court adequately investigate the matter in most cases. The facts are generally difficult to ascertain or are solely in the knowledge of the person being charged. They are matters of surmise; they are hypothetical because the inquiry is as to what would have been the position if that party had not acted as he did, or what he might have done if there had not been the temptation to seek his own advantage, if, in short, interest had not conflicted with duty." [77] </text:span><text:span text:style-name="T43">Again, for the policy reasons, on the taking of an account, the court lays the burden on the defaulting fiduciary to show that the profit is not one for which he should account</text:span><text:span text:style-name="T44">: see, for example, </text:span><text:span text:style-name="T45">Manley v Sartori</text:span><text:span text:style-name="T44"> [1927] Ch 157. </text:span><text:span text:style-name="T43">This shifting of the onus of proof is consistent with the deterrent nature of the fiduciary's liability</text:span><text:span text:style-name="T44">. The liability of the fiduciary becomes the default rule.’</text:span></text:p></text:note-body></text:note></text:span><text:span text:style-name="T29"> However, Arden LJ also recognised that the rigour of the rule had been tempered in particular cases, e.g. where the fiduciary has acted innocently ([81])</text:span><text:span text:style-name="T29"><text:note text:id="ftn12" text:note-class="footnote"><text:note-citation>12</text:note-citation><text:note-body><text:p text:style-name="P40"><text:s/>[81]: ‘<text:span text:style-name="T46">While the rule of equity applied in the </text:span><text:span text:style-name="T47">Regal</text:span><text:span text:style-name="T46"> case is a rigid and inflexible rule, </text:span><text:span text:style-name="T48">historically equity has been able skilfully to adapt remedies against defaulting trustees or fiduciaries so as to meet the justice of the case</text:span><text:span text:style-name="T46">…</text:span><text:span text:style-name="T48">In these ways, equity tempers the harsh wind to the shorn lamb.</text:span><text:span text:style-name="T46">’</text:span></text:p><text:p text:style-name="P40"/></text:note-body></text:note></text:span><text:span text:style-name="T29"> (e.g. the liberal allowance given to the honest fiduciary in </text:span><text:span text:style-name="T30">Boardman v Phipps</text:span><text:span text:style-name="T29">).</text:span></text:h>
      <text:h text:style-name="P39" text:outline-level="1" loext:marker-style-name="T29"/>
      <text:h text:style-name="P3" text:outline-level="1" loext:marker-style-name="T29"><text:span text:style-name="T29">Drawing these strands of reasoning together, Arden LJ suggested that the ‘difficulty of investigation’ argument was no longer a valid justification for the strict rule ([82]):</text:span><text:span text:style-name="T29"/></text:h>
      <text:h text:style-name="P39" text:outline-level="1" loext:marker-style-name="T29"/>
      <text:h text:style-name="P46" text:outline-level="1" loext:marker-style-name="T14"><text:span text:style-name="T14">‘it would not be in the least impossible for a court in a future case, to determine as a question of fact whether the beneficiary would not have wanted to exploit the profit himself, or would have wanted the trustee to have acted other than in the way that the trustee in fact did act.’</text:span><text:span text:style-name="T14"/></text:h>
      <text:h text:style-name="P19" text:outline-level="1" loext:marker-style-name="T14"/>
      <text:h text:style-name="P3" text:outline-level="1" loext:marker-style-name="T14"><text:span text:style-name="T14">Her Ladyship further suggested that the deterrent function of the rule could still be retained even if the strictness of the rule were relaxed – e.g. by placing the burden of proof on the defendant to show that the claimants would still have proceeded with the transaction had they known of the breach. Ultimately, the question for Arden LJ is whether placing the burden of proof on the defendant (to show that, but for the breach, the profits would still have occurred) exerts a sufficient deterrent effect on </text:span><text:soft-page-break/><text:span text:style-name="T14">other fiduciaries. In my view, it risks increasing the cost of litigation considerably (by asking courts to consider complex counterfactual questions) and, as a result, may deter principals bringing their claims in the first place. </text:span><text:span text:style-name="T14"/></text:h>
      <text:p text:style-name="P11" loext:marker-style-name="T2"/>
      <text:list text:continue-numbering="true" text:style-name="WWNum9">
        <text:list-item>
          <text:p text:style-name="P36" loext:marker-style-name="T2"><text:span text:style-name="T11">Proprietary Remedies for Bribes and Secret Commissions</text:span><text:span text:style-name="T11"/></text:p>
        </text:list-item>
      </text:list>
      <text:p text:style-name="P4" loext:marker-style-name="T2"/>
      <text:p text:style-name="P5" loext:marker-style-name="T2"><text:span text:style-name="T8">FHR v CC </text:span><text:span text:style-name="T2">[2015] held that bribes and secret commissions accepted by a fiduciary will always be held on a constructive trust for the principal. This decision reaffirmed the position in </text:span><text:span text:style-name="T8">AGHK v Reid </text:span><text:span text:style-name="T2">[1994] and reversed the Court of Appeal’s ruling in </text:span><text:span text:style-name="T8">Sinclair v Versaille </text:span><text:span text:style-name="T2">[2012]. </text:span></text:p>
      <text:p text:style-name="P4" loext:marker-style-name="T2"/>
      <text:p text:style-name="P5" loext:marker-style-name="T2"><text:span text:style-name="T8">AGHK v Reid </text:span><text:span text:style-name="T2">[1994]</text:span></text:p>
      <text:p text:style-name="P4" loext:marker-style-name="T2"/>
      <text:p text:style-name="P5" loext:marker-style-name="T2"><text:span text:style-name="T2">In </text:span><text:span text:style-name="T8">Reid</text:span><text:span text:style-name="T2">, D was the acting Director of Public Prosecutions in Hong Kong. D accepted bribes to obstruct certain prosecutions and invested the money in lands in New Zealand. The UKPC ruled that D held the profits on a constructive trust for the principal (i.e. the HK government). In </text:span><text:span text:style-name="T8">Reid</text:span><text:span text:style-name="T2">, the UKPC took the view that proprietary remedies were to be available for bribes because (i) bribes ought to be deterred and (ii) the bribe was to be regarded in equity as belonging to the principal. See especially [1994] 1 AC 324, 330-1:</text:span></text:p>
      <text:p text:style-name="P4" loext:marker-style-name="T2"/>
      <text:p text:style-name="P7" loext:marker-style-name="T2"><text:span text:style-name="T2">‘</text:span><text:span text:style-name="T7">Bribery is an evil practice which threatens the foundations of any civilised society</text:span><text:span text:style-name="T2">. In particular bribery of policemen and prosecutors brings the administration of justice into disrepute…’</text:span></text:p>
      <text:p text:style-name="P11" loext:marker-style-name="T2"/>
      <text:p text:style-name="P7" loext:marker-style-name="T2"><text:span text:style-name="T2">‘When a bribe is offered and accepted in money or in kind, the money or property constituting the bribe belongs in law to the recipient. Money paid to the false fiduciary belongs to him. The legal estate in freehold property conveyed to the false fiduciary by way of bribe vests in him. </text:span><text:span text:style-name="T7">Equity, however, which acts in personam, insists that it is unconscionable for a fiduciary to obtain and retain a benefit in breach of duty.</text:span><text:span text:style-name="T2"> The provider of a bribe cannot recover it because he committed a criminal offence when he paid the bribe. </text:span><text:span text:style-name="T7">The false fiduciary who received the bribe in breach of duty must pay and account for the bribe to the person to whom that duty was owed.</text:span><text:span text:style-name="T2"> In the present case, as soon as the first respondent received a bribe in breach of the duties he owed to the Government of Hong Kong, he became a debtor in equity to the Crown for the amount of that bribe. So much is admitted. But </text:span><text:span text:style-name="T7">if the bribe consists of property which increases in value or if a cash bribe is invested advantageously, the false fiduciary will receive a benefit from his breach of duty unless he is accountable not only for the original amount or value of the bribe but also for the increased value of the property representing the bribe. As soon as the bribe was received it should have been paid or transferred instanter to the person who suffered from the breach of duty.’</text:span></text:p>
      <text:p text:style-name="P4" loext:marker-style-name="T2"/>
      <text:p text:style-name="P5" loext:marker-style-name="T2"><text:span text:style-name="T2">Lord Templeman did recognise that such proprietary remedies could have undesirable consequences for the unsecured creditors of the fiduciary but asserted that:</text:span><text:span text:style-name="T2"/></text:p>
      <text:p text:style-name="P4" loext:marker-style-name="T2"/>
      <text:p text:style-name="P7" loext:marker-style-name="T2"><text:soft-page-break/><text:span text:style-name="T2">‘</text:span><text:span text:style-name="T7">the unsecured creditors cannot be in a better position than their debtor</text:span><text:span text:style-name="T2">. The authorities show that property acquired by a trustee innocently but in breach of trust and the property from time to time representing the same belong in equity to the cestui que trust and not to the trustee personally whether he is solvent or insolvent. </text:span><text:span text:style-name="T7">Property acquired by a trustee as a result of a criminal breach of trust and the property from time to time representing the same must also belong in equity to his cestui que trust and not to the trustee whether he is solvent or insolvent’</text:span><text:span text:style-name="T2"> (p. 331)</text:span></text:p>
      <text:p text:style-name="P5" loext:marker-style-name="T2"><text:span text:style-name="T8">Sinclair v Versaille </text:span><text:span text:style-name="T2">[2012]</text:span></text:p>
      <text:p text:style-name="P4" loext:marker-style-name="T2"/>
      <text:p text:style-name="P5" loext:marker-style-name="T2"><text:span text:style-name="T2">In </text:span><text:span text:style-name="T8">Sinclair</text:span><text:span text:style-name="T2">, however, Lord Neuberger MR refused to follow </text:span><text:span text:style-name="T8">Reid </text:span><text:span text:style-name="T2">on the grounds that a bribe or secret commission could not be said to be the principal’s property – and, as such, there was no justification for imposing a proprietary remedy in such cases. See especially [2012] Ch 453, 479 (para [80]):</text:span></text:p>
      <text:p text:style-name="P4" loext:marker-style-name="T2"/>
      <text:p text:style-name="P7" loext:marker-style-name="T2"><text:span text:style-name="T49">‘it seems to me that there is a real case for saying that the decision in the </text:span><text:a xlink:type="simple" xlink:href="https://uk.westlaw.com/Document/I69BD6BD0E42711DA8FC2A0F0355337E9/View/FullText.html?originationContext=document&amp;transitionType=DocumentItem&amp;contextData=(sc.Search)" text:style-name="ListLabel_20_91" text:visited-style-name="ListLabel_20_91"><text:span text:style-name="T50">Reid case [1994] 1 AC 324</text:span></text:a><text:span text:style-name="T49"> is unsound. In cases where a fiduciary takes for himself an asset which, if he chose to take, he was under a duty to take for the beneficiary, it is easy to see why the asset should be treated as the property of the beneficiary. However, </text:span><text:span text:style-name="T51">a bribe paid to a fiduciary could not possibly be said to be an asset which the fiduciary was under a duty to take for the beneficiary.</text:span><text:span text:style-name="T49"> There can thus be said to be a fundamental distinction between (i) a fiduciary enriching himself by depriving a claimant of an asset and (ii) a fiduciary enriching himself by doing a wrong to the claimant.’</text:span></text:p>
      <text:p text:style-name="P4" loext:marker-style-name="T2"/>
      <text:p text:style-name="P5" loext:marker-style-name="T2"><text:span text:style-name="T8">FHR v CC </text:span><text:span text:style-name="T2">[2015]</text:span></text:p>
      <text:p text:style-name="P4" loext:marker-style-name="T2"/>
      <text:p text:style-name="P5" loext:marker-style-name="T2"><text:span text:style-name="T2">The position in </text:span><text:span text:style-name="T8">Sinclair</text:span><text:span text:style-name="T2"> was ultimately rejected by the Supreme Court in </text:span><text:span text:style-name="T8">FHR v CC </text:span><text:span text:style-name="T2">[2015] AC 250 and the rule in </text:span><text:span text:style-name="T8">Reid </text:span><text:span text:style-name="T2">reaffirmed. Lord Neuberger gave the unanimous judgment of the Supreme Court. His Lordship recognised the importance of the ruling at para [1]:</text:span></text:p>
      <text:p text:style-name="P4" loext:marker-style-name="T2"/>
      <text:p text:style-name="P4" loext:marker-style-name="T2"/>
      <text:p text:style-name="P7" loext:marker-style-name="T49"><text:span text:style-name="T49">‘The answer to this rather technical sounding question, which has produced inconsistent judicial decisions over the past 200 years, as well as a great deal of more recent academic controversy, is important in practical terms. </text:span><text:span text:style-name="T51">If the bribe or commission is held on trust, the principal has a proprietary claim to it</text:span><text:span text:style-name="T49">, whereas if the principal merely has a claim for equitable compensation, the claim is not proprietary. </text:span><text:span text:style-name="T51">The distinction is significant for two main reasons. First, if the agent becomes insolvent, a proprietary claim would effectively give the principal priority over the agent's unsecured creditors</text:span><text:span text:style-name="T49">, whereas the principal would rank pari passu, ie equally, with other unsecured creditors if he only has a claim for compensation. </text:span><text:span text:style-name="T51">Secondly, if the principal has a proprietary claim to the bribe or commission, he can trace and follow it in equity</text:span><text:span text:style-name="T49">, whereas (unless we develop the law of equitable tracing beyond its current boundaries) a principal with a right only to equitable compensation would have no such equitable right to trace or follow.’</text:span></text:p>
      <text:p text:style-name="P47" loext:marker-style-name="T49"/>
      <text:p text:style-name="P5" loext:marker-style-name="T52"><text:soft-page-break/><text:span text:style-name="T52">The Supreme Court concluded that bribes and secret commissions ought always to be held on a constructive trust for the principal in order to provide the principal with (i) priority in insolvency and (ii) the ability to trace the proceeds of the bribe. It was recognised that this automatic rule might prejudice third party creditors – but nevertheless was thought justified because (i) the fiduciary ought never to have had the money in the first place and (ii) the principal’s interests would likely have been damaged by the fiduciary taking the bribe (e.g. because the price paid by the principal would have been inflated by the value of the bribe or secret commission paid to the fiduciary).</text:span><text:span text:style-name="T52"><text:note text:id="ftn13" text:note-class="footnote"><text:note-citation>13</text:note-citation><text:note-body><text:p text:style-name="Footnote"><text:s/>[43] (Lord Neuberger): <text:span text:style-name="T52">‘a point frequently emphasised by those who seek to justify restricting the ambit of the rule is that </text:span><text:span text:style-name="T51">the wide application for which the respondents contend will tend to prejudice the agent's unsecured creditors,</text:span><text:span text:style-name="T52"> as it will serve to reduce the estate of the agent if he becomes insolvent. This was seen as a good reason in </text:span><text:a xlink:type="simple" xlink:href="https://uk.westlaw.com/Document/IA1A02B605A5A11E09468CB6AD7B624C7/View/FullText.html?originationContext=document&amp;transitionType=DocumentItem&amp;contextData=(sc.Search)" text:style-name="Internet_20_link" text:visited-style-name="Visited_20_Internet_20_Link"><text:span text:style-name="Internet_20_link"><text:span text:style-name="T53">Sinclair [2012] Ch 453</text:span></text:span></text:a><text:span text:style-name="T52"> , para 83 for not following Reid . </text:span><text:span text:style-name="T51">While the point has considerable force in some contexts, it appears to us to have limited force in the context of a bribe or secret commission. In the first place, the proceeds of a bribe or secret commission consists of property which should not be in the agent's estate at all</text:span><text:span text:style-name="T52">… </text:span><text:span text:style-name="T51">Secondly…at any rate in many cases, the bribe or commission will very often have reduced the benefit from the relevant transaction which the principal will have obtained, and therefore can fairly be said to be his property.</text:span><text:span text:style-name="T52">’</text:span></text:p><text:p text:style-name="Footnote"/></text:note-body></text:note></text:span></text:p>
      <text:p text:style-name="P48" loext:marker-style-name="T52"/>
      <text:p text:style-name="P5" loext:marker-style-name="T54"><text:span text:style-name="T54">BUT whether these proprietary remedies can be justified on the basis that principals deserve better treatment than their fiduciaries' other creditors in the event of the fiduciary's insolvency is doubtful: it’s arguable that principals deserve to be in a better position than contract creditors who have not negotiated for security but not that they should be better off than tort victims or mistaken payors.</text:span><text:span text:style-name="T54"/></text:p>
      <text:p text:style-name="P49" loext:marker-style-name="T54"/>
      <text:h text:style-name="P18" text:outline-level="1" loext:marker-style-name="T55"><text:span text:style-name="T55">Tutorial 7. Proprietary Claims Following a Breach of Trust</text:span><text:span text:style-name="T55"/></text:h>
      <text:p text:style-name="P50" loext:marker-style-name="T56"/>
      <text:p text:style-name="P5" loext:marker-style-name="T57"><text:span text:style-name="T57">Terence is trustee of a trust for Barry. The trust assets include £40,000 in a bank account. Terence buys a ring for £20,000, using a cheque to pay for this which is drawn on his personal bank account. At that time, the credit balance in his account is £10,000 and when his bank honours the cheque, the account becomes overdrawn and Terence owes the bank £10,000. Terence gives the ring to his girlfriend, Wendy, and it is now worth only £15,000. Terence subsequently transfers the £40,000 in the trust account to his personal account, bringing his credit balance up to £30,000. Terence then withdraws £5,000 from his account and uses it to pay for a holiday with Wendy. As a birthday gift to Wendy, Terence then transfers £5,000 into her personal bank account which already has a credit balance of £10,000. Wendy later withdraws £5,000 from her account and uses it to buy shares in Gizmo Software Ltd that have now doubled in value. Terence then withdraws the remaining £20,000 in his personal account and uses it to pay half of a debt that Wendy owes to the Liverpool Building Society, which is secured by a mortgage on Wendy’s flat. Terence and Wendy are both now insolvent, although Wendy still has £10,000 in her personal bank account, and her assets also include the ring, the shares and the flat. </text:span><text:span text:style-name="T57"/></text:p>
      <text:p text:style-name="P51" loext:marker-style-name="T57"/>
      <text:p text:style-name="P5" loext:marker-style-name="T57"><text:span text:style-name="T57">Advise Barry what proprietary remedies (if any) he has against Wendy. Explain what difference (if any) it would make to your advice whether Wendy was in good faith or in bad faith at the time of all these dealings.</text:span><text:span text:style-name="T57"/></text:p>
      <text:p text:style-name="P4" loext:marker-style-name="T2"/>
      <text:p text:style-name="P5" loext:marker-style-name="T58"><text:span text:style-name="T58">T has committed a breach of trust by defalcating the trust fund. B can elect whether to trace the value of the trust monies into assets in T’s hands or to follow the monies in the hands of third parties.</text:span><text:span text:style-name="T58"/></text:p>
      <text:p text:style-name="P4" loext:marker-style-name="T2"/>
      <text:p text:style-name="P5" loext:marker-style-name="T59"><text:span text:style-name="T59">The Holiday</text:span><text:span text:style-name="T59"/></text:p>
      <text:p text:style-name="P52" loext:marker-style-name="T59"/>
      <text:p text:style-name="P5" loext:marker-style-name="T60"><text:span text:style-name="T58">The trust monies have been dissipated and there are no traceable proceeds. B will merely have a personal remedy against T for breach of trust (essentially useless, given T’s insolvency). </text:span><text:span text:style-name="T60">But, if he hasn’t gone on the holiday yet</text:span><text:span text:style-name="T58">, </text:span><text:span text:style-name="T60">B might trace into the ticket (i.e. claim constructive trust over contractual rights).</text:span><text:span text:style-name="T61"> </text:span><text:span text:style-name="T62">Though I don’t really expect anyone to say this as this is a counter-factual.</text:span></text:p>
      <text:p text:style-name="P53" loext:marker-style-name="T58"/>
      <text:p text:style-name="P5" loext:marker-style-name="T58"><text:span text:style-name="T59">The Ring</text:span><text:span text:style-name="T59"/></text:p>
      <text:p text:style-name="P53" loext:marker-style-name="T58"/>
      <text:p text:style-name="P5" loext:marker-style-name="T58"><text:span text:style-name="T58">T purchases the ring partly with his own money and partly on credit with the bank (via the overdraft). T pays B’s trust money into the overdrawn bank account. The usual rule is that payment of a debt is dissipation and that B cannot ‘backwards trace’ into assets purchased with the borrowed monies (</text:span><text:span text:style-name="T60">Re Diplock </text:span><text:span text:style-name="T58">and </text:span><text:span text:style-name="T60">Bishopsgate v Homan</text:span><text:span text:style-name="T58">).</text:span></text:p>
      <text:p text:style-name="P53" loext:marker-style-name="T58"/>
      <text:p text:style-name="P5" loext:marker-style-name="T58"><text:span text:style-name="T58">If, however, these payments were part of a ‘co-ordinated scheme’ (</text:span><text:span text:style-name="T60">Brazil v Durant</text:span><text:span text:style-name="T58">, implicitly approved in </text:span><text:span text:style-name="T60">Relfo v Varsani</text:span><text:span text:style-name="T58">), then B may be able to trace into the ring. For example, if T always intended to repay his overdrawn account with trust monies, this might amount to a co-ordinated scheme and permit so-called backwards tracing. If backwards tracing is permitted, B can trace into the ring. </text:span><text:span text:style-name="T63">1) Does this really seem </text:span><text:soft-page-break/><text:span text:style-name="T63">like the best possible case to apply backwards tracing? How would we know what T intended to do at the time that he purchased the ring? 2) Backwards tracing seems to make proprietary claims dependent on intention – is this a good thing? 3) What about the position of other creditors?</text:span></text:p>
      <text:p text:style-name="P53" loext:marker-style-name="T58"/>
      <text:p text:style-name="P5" loext:marker-style-name="T58"><text:span text:style-name="T58">T has since given the ring to W but, as a mere volunteer, W will not have the defence of </text:span><text:span text:style-name="T60">bona fide </text:span><text:span text:style-name="T58">purchase to B’s claim. B can elect between a constructive trust (claiming a proportionate share of the ring) or a lien (to secure repayment of the £10k) (</text:span><text:span text:style-name="T60">Foskett v McKeown</text:span><text:span text:style-name="T58">). Given that the ring has declined in value, B would be better advised to claim a lien.</text:span></text:p>
      <text:p text:style-name="P53" loext:marker-style-name="T58"/>
      <text:p text:style-name="P53" loext:marker-style-name="T58"/>
      <text:p text:style-name="P5" loext:marker-style-name="T58"><text:span text:style-name="T59">Mixing monies in W’s account</text:span><text:span text:style-name="T59"/></text:p>
      <text:p text:style-name="P53" loext:marker-style-name="T58"/>
      <text:p text:style-name="P5" loext:marker-style-name="T58"><text:span text:style-name="T58">T gifts £5k to W and the money is mixed in W’s account. The outcome will depend on whether this is a good faith mixing or not.</text:span><text:span text:style-name="T58"/></text:p>
      <text:p text:style-name="P53" loext:marker-style-name="T58"/>
      <text:p text:style-name="P5" loext:marker-style-name="T58"><text:span text:style-name="T60">Good Faith Mixing</text:span><text:span text:style-name="T58">: If W receives the money in good faith, then the equities in the fund are equal and evidential ambiguities will not be construed against W.</text:span></text:p>
      <text:p text:style-name="P53" loext:marker-style-name="T58"/>
      <text:p text:style-name="P5" loext:marker-style-name="T58"><text:span text:style-name="T58">Apply </text:span><text:span text:style-name="T60">pari passu </text:span><text:span text:style-name="T58">distribution (i.e. B entitled to one third of the shares and one third of the money in the account – total value £6,666.67) (</text:span><text:span text:style-name="T60">Re Diplock</text:span><text:span text:style-name="T58">).</text:span></text:p>
      <text:p text:style-name="P53" loext:marker-style-name="T58"/>
      <text:p text:style-name="P5" loext:marker-style-name="T58"><text:span text:style-name="T60">Bad Faith Mixing</text:span><text:span text:style-name="T58">: By contrast, if W received the money in bad faith (e.g. had knowledge that the £5k was the proceeds of a breach of trust), then we can construe evidential ambiguities against W (</text:span><text:span text:style-name="T60">Re Hallett </text:span><text:span text:style-name="T58">and </text:span><text:span text:style-name="T60">Re </text:span><text:span text:style-name="T58">Oatway: combined into the ‘cherry picking rule’ in </text:span><text:span text:style-name="T60">Shalson v</text:span><text:span text:style-name="T64"> Russo</text:span><text:span text:style-name="T58"> [2003]). In this case, B will claim the shares which have appreciated in value.</text:span></text:p>
      <text:p text:style-name="P53" loext:marker-style-name="T58"/>
      <text:p text:style-name="P5" loext:marker-style-name="T58"><text:span text:style-name="T58">Must B claim the money in the bank account first? In </text:span><text:span text:style-name="T60">Turner v Jacob </text:span><text:span text:style-name="T58">[2006], Patten J held that the </text:span><text:span text:style-name="T60">Re Hallett </text:span><text:span text:style-name="T58">presumption that T spent his own money first applies and B must claim the money in the bank account first. But Patten J did not cite</text:span><text:span text:style-name="T60"> Shalson v Russo</text:span><text:span text:style-name="T58"> and, the precedents may be regarded as inconsistent. </text:span></text:p>
      <text:p text:style-name="P53" loext:marker-style-name="T58"/>
      <text:p text:style-name="P5" loext:marker-style-name="T58"><text:span text:style-name="T58">If </text:span><text:span text:style-name="T60">Turner v Jacob </text:span><text:span text:style-name="T58">applies, then B must indeed claim the £5k in the account, but if the cherry picking rule in </text:span><text:span text:style-name="T60">Shalson</text:span><text:span text:style-name="T58"> applies, B will be able to assert a constructive trust over the shares. </text:span></text:p>
      <text:p text:style-name="P53" loext:marker-style-name="T58"/>
      <text:p text:style-name="P5" loext:marker-style-name="T58"><text:span text:style-name="T58">Ultimately, the rule in </text:span><text:span text:style-name="T60">Shalson </text:span><text:span text:style-name="T58">is probably to be preferred – see the view expressed by McFarlane &amp; Mitchell at 12-022:</text:span></text:p>
      <text:p text:style-name="P53" loext:marker-style-name="T58"/>
      <text:p text:style-name="P7" loext:marker-style-name="T58"><text:span text:style-name="T58">‘If the principle that underlies the law in this area is that presumptions should be made against trustees who wrongfully create evidential uncertainty by mixing trust property with their own property, we believe that this principle should extend to giving beneficiaries the right to choose whichever presumption produces the best result for them.’</text:span><text:span text:style-name="T58"/></text:p>
      <text:p text:style-name="P53" loext:marker-style-name="T58"/>
      <text:p text:style-name="P5" loext:marker-style-name="T58"><text:soft-page-break/><text:span text:style-name="T58">NB: If we apply </text:span><text:span text:style-name="T60">Turner v Jacob</text:span><text:span text:style-name="T58">, W would be in the same position (or even better off) acting in bad faith as she would have been had she acted in good faith. The approach in </text:span><text:span text:style-name="T60">Shalson </text:span><text:span text:style-name="T58">is, therefore, to be preferred.</text:span></text:p>
      <text:p text:style-name="P53" loext:marker-style-name="T58"/>
      <text:p text:style-name="P5" loext:marker-style-name="T58"><text:span text:style-name="T60">Question</text:span><text:span text:style-name="T58">: is this fair to W’s unsecured creditors? Perhaps </text:span><text:span text:style-name="T60">Tuner </text:span><text:span text:style-name="T58">should be preferred here?</text:span></text:p>
      <text:p text:style-name="P53" loext:marker-style-name="T58"/>
      <text:p text:style-name="P5" loext:marker-style-name="T58"><text:span text:style-name="T59">Mortgage</text:span><text:span text:style-name="T59"/></text:p>
      <text:p text:style-name="P53" loext:marker-style-name="T58"/>
      <text:p text:style-name="P5" loext:marker-style-name="T58"><text:span text:style-name="T58">B’s money is used by T to discharge the mortgage of a third party (W). Under </text:span><text:span text:style-name="T60">Boscawen v Bajwa </text:span><text:span text:style-name="T58">and </text:span><text:span text:style-name="T60">Primlake v Matthews</text:span><text:span text:style-name="T58">, B can be subrogated to the rights of the mortgagee and claim a lien over the house (NB: the language of subrogation here is merely used fictively to describe what is happening – see Lord Hoffmann in </text:span><text:span text:style-name="T60">Banque Financier v Parc </text:span><text:span text:style-name="T58">[1999] 1 AC 221, 236,  and/or McFarlane &amp; Mitchell at 12-</text:span><office:annotation office:name="__Annotation__23821_293160643" loext:resolved="false"><dc:creator>David Foster</dc:creator><dc:date>2022-01-13T10:20:00</dc:date><meta:creator-initials>DF</meta:creator-initials><text:p text:style-name="P10"><text:span text:style-name="T13">Menelaou v Bank of Cyprus (where however it was an unpaid vendor's lien rather than a mortgage that was discharged with money that had been taken out of a trust fund in breach of trust)</text:span></text:p><text:p text:style-name="P10"/></office:annotation><text:span text:style-name="T58">102</text:span><office:annotation-end office:name="__Annotation__23821_293160643"/><text:span text:style-name="T58">). B gets priority in W’s insolvency.</text:span></text:p>
      <text:p text:style-name="P53" loext:marker-style-name="T58"/>
      <text:p text:style-name="P5" loext:marker-style-name="T65"><text:span text:style-name="T65">Next week: third party personal liability (knowing receipt, dishonest assistance).</text:span><text:span text:style-name="T65"/></text:p>
      <text:p text:style-name="P54" loext:marker-style-name="T6"><text:span text:style-name="T6">Tutorial 8. Third Party Personal Liability Following a Breach of Trust</text:span><text:span text:style-name="T6"/></text:p>
      <text:h text:style-name="P55" text:outline-level="1" loext:marker-style-name="T66"/>
      <text:h text:style-name="P3" text:outline-level="1" loext:marker-style-name="T14"><text:span text:style-name="T14">‘The rules imposing personal liability upon third parties to a breach of trust are unduly favourable to beneficiaries.’ Discuss with reference to BOTH knowing receipt AND dishonest assistance.</text:span><text:span text:style-name="T14"/></text:h>
      <text:p text:style-name="P4" loext:marker-style-name="T2"/>
      <text:p text:style-name="P5" loext:marker-style-name="T6"><text:span text:style-name="T6">Dishonest Assistance</text:span><text:span text:style-name="T6"/></text:p>
      <text:p text:style-name="P6" loext:marker-style-name="T6"/>
      <text:list text:style-name="WWNum6">
        <text:list-item>
          <text:p text:style-name="P56" loext:marker-style-name="T8"><text:span text:style-name="T8">Breach of fiduciary duty/trust</text:span><text:span text:style-name="T8"/></text:p>
        </text:list-item>
      </text:list>
      <text:p text:style-name="P4" loext:marker-style-name="T2"/>
      <text:p text:style-name="P5" loext:marker-style-name="T2"><text:span text:style-name="T2">Need for “fraudulent breach”? This was stated in </text:span><text:span text:style-name="T8">Barnes v Addy </text:span><text:span text:style-name="T2">(1874),</text:span><text:span text:style-name="T8"> </text:span><text:span text:style-name="T2">Selborne LC, and affirmed in </text:span><text:span text:style-name="T8">Belmont Finance v Williams </text:span><text:span text:style-name="T2">[1979]. This requirement was rejected by Lord Nicholls in </text:span><text:span text:style-name="T8">RB v Tan </text:span><text:span text:style-name="T2">[1995] and affirmed by HL in </text:span><text:span text:style-name="T8">Twinsectra v Yardley </text:span><text:span text:style-name="T2">[2002]. Clearly favourable to B, but arguably justified because, as Lord Nicholls explained in </text:span><text:span text:style-name="T8">Tan</text:span><text:span text:style-name="T2">, the trustee’s state of mind is irrelevant – the gravamen of the claim is the </text:span><text:span text:style-name="T8">defendant’s </text:span><text:span text:style-name="T2">dishonest state of mind. </text:span><text:span text:style-name="T7">If the D has acted dishonestly, should it really be open to them to rely on the negligent/innocent conduct of the trustee to escape liability? </text:span></text:p>
      <text:p text:style-name="P4" loext:marker-style-name="T2"/>
      <text:list text:continue-numbering="true" text:style-name="WWNum6">
        <text:list-item>
          <text:p text:style-name="P56" loext:marker-style-name="T8"><text:span text:style-name="T8">Aid/abet/assist</text:span><text:span text:style-name="T8"/></text:p>
        </text:list-item>
      </text:list>
      <text:p text:style-name="P9" loext:marker-style-name="T8"/>
      <text:p text:style-name="P5" loext:marker-style-name="T2"><text:span text:style-name="T2">Must the assistance have caused the loss complained of? In </text:span><text:span text:style-name="T8">Grupo Torras v Al Sabah (No 5) </text:span><text:span text:style-name="T2">(1999) (Mance J), upheld by CoA [2001] (and affirmed in </text:span><text:span text:style-name="T8">Casio v Sayo </text:span><text:span text:style-name="T2">[2001]), it was held that no, the assistance need not cause the loss – the question was whether the assistance made the breach easier to commit. Clearly favourable to B, but arguably justified because causation of loss is only relevant to the primary breach by the trustee/fiduciary. </text:span><text:span text:style-name="T7">If we accept that liability in DA is duplicative – then it should be enough for B to show that the breach itself has caused loss</text:span><text:span text:style-name="T2"> (and there ought to be no separate or further requirement to prove that the assistance itself caused the loss complained of – arguably, such a requirement would be unduly restrictive of D’s liability). Rather, making the breach easier to commit whilst possessing the relevant fault element is what justifies the law treating D </text:span><text:span text:style-name="T8">as though </text:span><text:span text:style-name="T2">they caused the loss (i.e. justifies their liability as a constructive trustee). </text:span><text:span text:style-name="T67">Companies.</text:span></text:p>
      <text:p text:style-name="P4" loext:marker-style-name="T2"/>
      <text:list text:continue-numbering="true" text:style-name="WWNum6">
        <text:list-item>
          <text:p text:style-name="P56" loext:marker-style-name="T8"><text:span text:style-name="T8">Fault (dishonesty)</text:span><text:span text:style-name="T8"/></text:p>
        </text:list-item>
      </text:list>
      <text:p text:style-name="P9" loext:marker-style-name="T8"/>
      <text:p text:style-name="P57" loext:marker-style-name="T2"><text:span text:style-name="T8">Baden </text:span><text:span text:style-name="T2">scale rejected in </text:span><text:span text:style-name="T8">RB v Tan </text:span><text:span text:style-name="T2">[1995]</text:span><text:span text:style-name="T8"> </text:span><text:span text:style-name="T2">(‘best forgotten’) and replaced with an objective test for dishonesty (whether the honest and reasonable person, knowing what the defendant knew, would have regarded the defendant’s conduct as dishonest). In </text:span><text:span text:style-name="T8">Twinsectra v Yardley </text:span><text:span text:style-name="T2">[2002], the HL (led by Lord Hutton of all people…!) seemed to suggest a subjective limb (i.e. that D should also appreciate that what he was doing would be regarded as dishonest). </text:span><text:span text:style-name="T7">This was problematic as it seemed to allow Ds to rely on their own corrupt moral compasses to escape liability (the ‘Robin Hood’ defence).</text:span><text:span text:style-name="T2"> After some tortuous case law, the objective test was firmly restored in </text:span><text:span text:style-name="T8">Group Seven v Notable Services </text:span><text:span text:style-name="T2">[2019]. Again, clearly favourable to B, but justified on the basis that the subjective limb makes a mockery of the reasons for imposing fault-based liability in the first place. </text:span><text:span text:style-name="T68">What does the assistant have to know?</text:span><text:bookmark text:name="p17R_mc3"/></text:p>
      <text:p text:style-name="P4" loext:marker-style-name="T2"><text:soft-page-break/></text:p>
      <text:p text:style-name="P5" loext:marker-style-name="T2"><text:span text:style-name="T2">NB: negligence insufficient for liability in DA – justified? Arguably, negligence insufficient basis to impose secondary liability and make D jointly and severally for loss caused by T. </text:span><text:span text:style-name="T2"/></text:p>
      <text:p text:style-name="P4" loext:marker-style-name="T2"/>
      <text:list text:continue-numbering="true" text:style-name="WWNum6">
        <text:list-item>
          <text:p text:style-name="P56" loext:marker-style-name="T2"><text:span text:style-name="T8">Remedies</text:span><text:span text:style-name="T8"/></text:p>
        </text:list-item>
      </text:list>
      <text:p text:style-name="P4" loext:marker-style-name="T2"/>
      <text:p text:style-name="P5" loext:marker-style-name="T2"><text:span text:style-name="T2">Liability for </text:span><text:span text:style-name="T6">loss</text:span><text:span text:style-name="T2"> caused is joint and several ­– because liability in DA is generally considered to be secondary (i.e. derivative and duplicative of the wrongdoing fiduciary’s). clearly favourable to B because it gives another party to sue in the event of insolvency of T (or where T absconds).</text:span></text:p>
      <text:p text:style-name="P4" loext:marker-style-name="T2"/>
      <text:p text:style-name="P5" loext:marker-style-name="T2"><text:span text:style-name="T2">Liability to disgorge </text:span><text:span text:style-name="T6">profits</text:span><text:span text:style-name="T2"> is more complex and seems to involve only the imposition of a primary liability to account (i.e. no question of a secondary duplicative liability being imposed here). </text:span><text:span text:style-name="T7">In </text:span><text:span text:style-name="T34">Ultraframe v Fielding </text:span><text:span text:style-name="T7">[2005], it was held that D was not liable to disgorge profits made by T. To hold D liable for T’s profits would be ‘punitive’ (Lewison J). </text:span><text:span text:style-name="T2">Similarly, in </text:span><text:span text:style-name="T8">Novoship v Nikitin </text:span><text:span text:style-name="T2">[2015], it was held that a dishonest assistant </text:span><text:span text:style-name="T8">can </text:span><text:span text:style-name="T2">be held liable to disgorge profits they have received, but </text:span><text:span text:style-name="T8">only those caused by their wrongdoing </text:span><text:span text:style-name="T2">(‘</text:span><office:annotation office:name="__Annotation__23893_293160643" loext:resolved="false"><dc:creator>Unknown Author</dc:creator><dc:date>2025-03-13T09:18:42</dc:date><text:p><text:span text:style-name="T69">Higher standard than ‘but for’ causation.</text:span></text:p></office:annotation><text:span text:style-name="T2">real and effective cause’, not a ‘but for’ cause</text:span><office:annotation-end office:name="__Annotation__23893_293160643"/><text:span text:style-name="T2">). The justification in </text:span><text:span text:style-name="T8">Novoship </text:span><text:span text:style-name="T2">seems to be that, whilst a fiduciary who makes an unauthorised profit must disgorge, this standard is not appropriate to a dishonest assistant (who has never been a fiduciary for the claimant) unless there is a clear causative link between wrongdoing and profit.</text:span></text:p>
      <text:p text:style-name="P4" loext:marker-style-name="T2"/>
      <text:p text:style-name="P5" loext:marker-style-name="T2"><text:span text:style-name="T6">Knowing/</text:span><text:span text:style-name="T70">Unconscionable </text:span><text:span text:style-name="T6">Receipt</text:span></text:p>
      <text:p text:style-name="P4" loext:marker-style-name="T2"/>
      <text:list text:style-name="WWNum7">
        <text:list-item>
          <text:p text:style-name="P58" loext:marker-style-name="T2"><text:span text:style-name="T8">Beneficial receipt</text:span><text:span text:style-name="T8"/></text:p>
        </text:list-item>
      </text:list>
      <text:p text:style-name="P4" loext:marker-style-name="T2"/>
      <text:p text:style-name="P5" loext:marker-style-name="T2"><text:span text:style-name="T8">Cf </text:span><text:span text:style-name="T2">‘</text:span><text:span text:style-name="T7">Ministerial receipt</text:span><text:span text:style-name="T2">’ – many financial institutions receive money otherwise than for their own benefit (i.e. receive the money ministerially for the benefit of another). The requirement of beneficial receipt therefore operates as an out for the banks who receive trust money; because they do not receive it to their own use, they cannot be liable in KR. This is not favourable to Bs, but justified on the grounds of commercial workability; the financial sector would otherwise be crippled if exposed to such extensive receipt-based liability. Important to note, however, that banks might still be liable where they receive trust money to (e.g.) pay off an overdraft or where their state of mind is sufficient to trigger liability in dishonest assistance through the provision of banking services to a wrongdoer (see </text:span><text:span text:style-name="T8">Agip v Jackson </text:span><text:span text:style-name="T2">[1990]).</text:span></text:p>
      <text:p text:style-name="P4" loext:marker-style-name="T2"/>
      <text:p text:style-name="P5" loext:marker-style-name="T2"><text:span text:style-name="T8">Note on Byers v Saudi National Bank </text:span><text:span text:style-name="T2">[2023]: requirement of a continuing beneficial interest. The question in </text:span><text:span text:style-name="T8">Byers </text:span><text:span text:style-name="T2">was whether a claim in KR lies where a transfer has occurred prior to the defendant’s receipt which extinguishes the claimant’s equitable rights in the property/its traceable proceeds, including: (i) BFP purchase, (ii) overreaching, (iii) registration, and (iv) transfer to jurisdiction which does not recognise split in legal/equitable title.</text:span></text:p>
      <text:p text:style-name="P4" loext:marker-style-name="T2"/>
      <text:p text:style-name="P5" loext:marker-style-name="T2"><text:span text:style-name="T2">One might criticise the outcome in </text:span><text:span text:style-name="T8">Byers </text:span><text:span text:style-name="T2">as unjustifiably limiting liability in KR. As a result of the decision in </text:span><text:span text:style-name="T8">Byers</text:span><text:span text:style-name="T2">, where the beneficiary’s equitable proprietary interest </text:span><text:soft-page-break/><text:span text:style-name="T2">is destroyed (or extinguished or overreached) in some way, there can be no claim in KR. Instead, the beneficiary will have to pursue some other claim where there is no need to show that the property received by the defendant was subject to an equitable interest. In such circumstances, the beneficiary might pursue a claim in DA (although the fault element in DA is harder to prove than in KR). Alternatively, the beneficiary might bring a claim in </text:span><office:annotation office:name="__Annotation__23919_293160643" loext:resolved="false"><dc:creator>Unknown Author</dc:creator><dc:date>2025-03-13T09:23:37</dc:date><text:p><text:span text:style-name="T69">Change of position?</text:span></text:p></office:annotation><text:span text:style-name="T2">UE</text:span><office:annotation-end office:name="__Annotation__23919_293160643"/><text:span text:style-name="T2"> (where liability is strict and it is sufficient to show merely that the defendant received a benefit – although it is subject to certain other requirements which, again, the claimant might find it difficult to satisfy). In some cases then, the beneficiary may be left without a remedy; the justification for this – according to the supreme court – seems to be the need to respect the rules of foreign legal systems, and to ensure the efficacy of rules designed to clear legal titles of pre-existing equitable rights.</text:span></text:p>
      <text:p text:style-name="P4" loext:marker-style-name="T2"/>
      <text:list text:continue-numbering="true" text:style-name="WWNum7">
        <text:list-item>
          <text:p text:style-name="P58" loext:marker-style-name="T2"><text:span text:style-name="T8">Fault (unconscionability)</text:span><text:span text:style-name="T8"/></text:p>
        </text:list-item>
      </text:list>
      <text:p text:style-name="P4" loext:marker-style-name="T2"/>
      <text:p text:style-name="P5" loext:marker-style-name="T2"><text:span text:style-name="T2">Under the old </text:span><text:span text:style-name="T8">Baden </text:span><text:span text:style-name="T2">scale, it was generally thought that knowledge (i)-(iii) was sufficient to ground liability in KR, but that constructive knowledge (types (iv)-(v)) were insufficient. In </text:span><text:span text:style-name="T8">Re Montagu’s ST </text:span><text:span text:style-name="T2">[1987], Megarry VC explained that constructive knowledge was only appropriate in the doctrine of notice in priority disputes (where the only remedy is a decree to reconvey the property), but inappropriate as a basis for imposing personal liability in KR (where the remedy may be to compensate the claimant for property received by the defendant but which she no longer retains and may no longer retain any benefit whatsoever from the receipt). </text:span></text:p>
      <text:p text:style-name="P4" loext:marker-style-name="T2"/>
      <text:p text:style-name="P5" loext:marker-style-name="T2"><text:span text:style-name="T2">Whilst </text:span><text:span text:style-name="T7">the </text:span><text:span text:style-name="T34">Baden </text:span><text:span text:style-name="T7">scale has been replaced with a test of ‘unconscionable knowledge</text:span><text:span text:style-name="T2">’ (</text:span><text:span text:style-name="T8">BCCI v Akindele </text:span><text:span text:style-name="T2">[2001]), there has been some recent suggestion that the old distinction between notice and knowledge is immaterial and that ‘what constitutes notice or knowledge is the same’ (see </text:span><text:span text:style-name="T8">Credit Agricole v Papadimitrou</text:span><text:span text:style-name="T2"> [2015], Sumption SCJ). Whether this is intended to suggest that liability in KR should be wider (i.e. encompass what used to be called constructive knowledge under the old </text:span><text:span text:style-name="T8">Baden </text:span><text:span text:style-name="T2">scale) is unclear but, in my view, would represent an undue extension in liability for KR for all the reasons set out by Megarry VC in </text:span><text:span text:style-name="T8">Re Montagu’s ST </text:span><text:span text:style-name="T2">(namely, that constructive knowledge – whilst apposite in priorities disputes – is an inappropriate touchstone for the imposition of personal liability in KR).</text:span></text:p>
      <text:p text:style-name="P4" loext:marker-style-name="T2"/>
      <text:p text:style-name="P59" loext:marker-style-name="T65">Knowledge acquired subsequently (but not in relation to proceedings?) sufficient. Knowledge of facts sufficient, but not knowledge of a claim.</text:p>
      <text:p text:style-name="P59" loext:marker-style-name="T65"/>
      <text:p text:style-name="P60" loext:marker-style-name="T65">Evaluative points:</text:p>
      <text:p text:style-name="P60" loext:marker-style-name="T65"/>
      <text:p text:style-name="P61" loext:marker-style-name="T65">Contrary to public policy (No, KR isn’t but allowing for claims in relation to ministerial reciept could be, perhaps some argument that making third parties liable at all might be; similarly, allowing claims where the property has passed through a jurisdiction which doesn’t recognise the trust could violate respect for other jurisdiction’s legal systems)</text:p>
      <text:p text:style-name="P61" loext:marker-style-name="T65">Impractical (The dishonesty requirment in DA is not, but a subjective fault element might be)</text:p>
      <text:p text:style-name="P61" loext:marker-style-name="T65">Inconsistent (UR overlap with unjust enrichment)</text:p>
      <text:p text:style-name="P61" loext:marker-style-name="T65">Uncertain (unconscionable?) </text:p>
      <text:p text:style-name="P4" loext:marker-style-name="T2"/>
      <text:p text:style-name="P53" loext:marker-style-name="T58"><text:soft-page-break/></text:p>
      <text:p text:style-name="P62" loext:marker-style-name="T54"/>
      <text:h text:style-name="P24" text:outline-level="1" loext:marker-style-name="T2"/>
      <text:h text:style-name="P19" text:outline-level="1" loext:marker-style-name="T14"/>
      <text:p text:style-name="P4" loext:marker-style-name="T2"/>
      <text:p text:style-name="P17" loext:marker-style-name="T2"/>
      <text:p text:style-name="P17"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Arabic" svg:font-family="'Noto Sans Arabic'" style:font-family-generic="system" style:font-pitch="variable"/>
    <style:font-face style:name="Palatino" svg:font-family="Palatino" style:font-family-generic="roman" style:font-pitch="variable"/>
    <style:font-face style:name="Palatino1" svg:font-family="Palatino"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GB" style:letter-kerning="true" style:font-name-asian="Aptos1"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ptos" fo:font-size="12pt" fo:language="en" fo:country="GB" style:letter-kerning="true" style:font-name-asian="Aptos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Aptos" fo:font-family="Aptos" style:font-family-generic="roman" style:font-pitch="variable" fo:font-size="12pt" fo:language="en" fo:country="GB" style:letter-kerning="false" style:font-name-asian="Aptos1" style:font-family-asian="Aptos" style:font-family-generic-asian="system" style:font-pitch-asian="variable" style:font-size-asian="12pt" style:language-asian="en" style:country-asian="US" style:font-name-complex="Noto Sans Arabic" style:font-family-complex="'Noto Sans Arabic'"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keep-together="always" fo:keep-with-next="always"/>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margin-top="0cm" fo:margin-bottom="0.282cm" style:contextual-spacing="false"/>
      <style:text-properties fo:color="#595959" loext:opacity="100%" fo:font-size="14pt" fo:letter-spacing="0.026cm"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Aptos" fo:font-family="Aptos" style:font-family-generic="roman" style:font-pitch="variable" fo:font-size="12pt" fo:language="en" fo:country="GB" style:letter-kerning="false" style:font-name-asian="Aptos1" style:font-family-asian="Aptos" style:font-family-generic-asian="system" style:font-pitch-asian="variable" style:font-size-asian="12pt" style:language-asian="en" style:country-asian="US" style:font-name-complex="Noto Sans Arabic" style:font-family-complex="'Noto Sans Arabic'"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arginalia" style:family="paragraph" style:parent-style-name="Standard" loext:linked-style-name="Comment_20_Text_20_Char" style:class="text">
      <style:text-properties fo:font-size="10pt" style:font-size-asian="10pt" style:font-size-complex="10pt"/>
    </style:style>
    <style:style style:name="Footnote" style:family="paragraph" style:parent-style-name="Standard" loext:linked-style-name="Footnote_20_Text_20_Char" style:class="extra">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Footnote_20_Characters" style:display-name="Footnote Characters"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letter-kerning="false" style:font-size-asian="10pt" style:font-size-complex="10pt"/>
    </style:style>
    <style:style style:name="Footnote_20_Text_20_Char" style:display-name="Footnote Text Char" style:family="text" style:parent-style-name="Default_20_Paragraph_20_Font" loext:linked-style-name="Footnote">
      <style:text-properties style:font-name="Times New Roman" fo:font-family="'Times New Roman'" style:font-family-generic="roman" style:font-pitch="variable" fo:font-size="10pt" style:letter-kerning="false"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ndnote_20_Characters" style:display-name="Endnote Characters" style:family="tex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Aptos" fo:font-family="Aptos" style:font-family-generic="roman" style:font-pitch="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9" style:display-name="ListLabel 29" style:family="text">
      <style:text-properties fo:font-size="10pt" style:font-size-asian="10pt" style:font-name-complex="Courier New" style:font-family-complex="'Courier New'" style:font-family-generic-complex="system" style:font-pitch-complex="variable"/>
    </style:style>
    <style:style style:name="ListLabel_20_30" style:display-name="ListLabel 30" style:family="text">
      <style:text-properties fo:font-size="10pt" style:font-size-asian="10pt" style:font-name-complex="Wingdings" style:font-family-complex="Wingdings" style:font-family-generic-complex="system" style:font-pitch-complex="variable"/>
    </style:style>
    <style:style style:name="ListLabel_20_31" style:display-name="ListLabel 31" style:family="text">
      <style:text-properties fo:font-size="10pt" style:font-size-asian="10pt" style:font-name-complex="Wingdings" style:font-family-complex="Wingdings" style:font-family-generic-complex="system" style:font-pitch-complex="variable"/>
    </style:style>
    <style:style style:name="ListLabel_20_32" style:display-name="ListLabel 32" style:family="text">
      <style:text-properties fo:font-size="10pt" style:font-size-asian="10pt" style:font-name-complex="Wingdings" style:font-family-complex="Wingdings" style:font-family-generic-complex="system" style:font-pitch-complex="variable"/>
    </style:style>
    <style:style style:name="ListLabel_20_33" style:display-name="ListLabel 33" style:family="text">
      <style:text-properties fo:font-size="10pt" style:font-size-asian="10pt" style:font-name-complex="Wingdings" style:font-family-complex="Wingdings" style:font-family-generic-complex="system" style:font-pitch-complex="variable"/>
    </style:style>
    <style:style style:name="ListLabel_20_34" style:display-name="ListLabel 34" style:family="text">
      <style:text-properties fo:font-size="10pt" style:font-size-asian="10pt" style:font-name-complex="Wingdings" style:font-family-complex="Wingdings" style:font-family-generic-complex="system" style:font-pitch-complex="variable"/>
    </style:style>
    <style:style style:name="ListLabel_20_35" style:display-name="ListLabel 35" style:family="text">
      <style:text-properties fo:font-size="10pt" style:font-size-asian="10pt" style:font-name-complex="Wingdings" style:font-family-complex="Wingdings" style:font-family-generic-complex="system" style:font-pitch-complex="variable"/>
    </style:style>
    <style:style style:name="ListLabel_20_36" style:display-name="ListLabel 36" style:family="text">
      <style:text-properties fo:font-size="10pt" style:font-size-asian="10pt" style:font-name-complex="Wingdings" style:font-family-complex="Wingdings" style:font-family-generic-complex="system" style:font-pitch-complex="variable"/>
    </style:style>
    <style:style style:name="ListLabel_20_37" style:display-name="ListLabel 37" style:family="text">
      <style:text-properties style:use-window-font-color="true" loext:opacity="0%"/>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tyle="normal" style:font-style-asian="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Palatino1" style:font-family-complex="Palatino"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use-window-font-color="true" loext:opacity="0%"/>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color="#0072a8" loext:opacity="100%" style:font-name="Palatino" fo:font-family="Palatino" style:font-family-generic="roman" style:font-pitch="variable" fo:font-style="italic" style:text-underline-style="solid" style:text-underline-width="auto" style:text-underline-color="font-color" fo:background-color="#ffffff"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Palatino"/>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2-05T14:34:00</meta:creation-date>
    <meta:initial-creator>Foster, David</meta:initial-creator>
    <dc:language>en-GB</dc:language>
    <dc:date>2025-03-21T12:59:04.827593193</dc:date>
    <meta:editing-cycles>23</meta:editing-cycles>
    <meta:editing-duration>P17DT3H7M44S</meta:editing-duration>
    <meta:generator>LibreOffice/25.2.1.2$Linux_X86_64 LibreOffice_project/520$Build-2</meta:generator>
    <meta:document-statistic meta:table-count="0" meta:image-count="0" meta:object-count="0" meta:page-count="26" meta:paragraph-count="214" meta:word-count="11431" meta:character-count="66887" meta:non-whitespace-character-count="55627"/>
    <meta:user-defined meta:name="AppVersion">15.0000</meta:user-defined>
    <meta:template xlink:type="simple" xlink:actuate="onRequest" xlink:title="Normal.dotm" xlink:href=""/>
  </office:meta>
</office:document-meta>
</file>